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66f"/>
    </style:style>
    <style:style style:name="P2" style:family="paragraph" style:parent-style-name="Standard">
      <style:text-properties officeooo:paragraph-rsid="00101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ctave:3&gt; responseTeste</text:p>
      <text:p text:style-name="P1">responseTeste = </text:p>
      <text:p text:style-name="P1">{</text:p>
      <text:p text:style-name="P1"><text:s text:c="2"/>[1,1] = <text:s/>1</text:p>
      <text:p text:style-name="P1"><text:s text:c="2"/>[2,1] = <text:s/>2</text:p>
      <text:p text:style-name="P1"><text:s text:c="2"/>[3,1] =</text:p>
      <text:p text:style-name="P1"/>
      <text:p text:style-name="P1"><text:s text:c="5"/>1 <text:s text:c="2"/>2</text:p>
      <text:p text:style-name="P1"/>
      <text:p text:style-name="P1"><text:s text:c="2"/>[4,1] = <text:s/>1</text:p>
      <text:p text:style-name="P1"><text:s text:c="2"/>[5,1] = <text:s/>2</text:p>
      <text:p text:style-name="P1"><text:s text:c="2"/>[6,1] = <text:s/>3</text:p>
      <text:p text:style-name="P1"><text:s text:c="2"/>[7,1] = <text:s/>1</text:p>
      <text:p text:style-name="P1"><text:s text:c="2"/>[8,1] = <text:s/>2</text:p>
      <text:p text:style-name="P1"><text:s text:c="2"/>[9,1] =</text:p>
      <text:p text:style-name="P1"/>
      <text:p text:style-name="P1"><text:s text:c="5"/>2 <text:s text:c="2"/>3</text:p>
      <text:p text:style-name="P1"/>
      <text:p text:style-name="P1"><text:s text:c="2"/>[10,1] = <text:s/>1</text:p>
      <text:p text:style-name="P1"><text:s text:c="2"/>[11,1] =</text:p>
      <text:p text:style-name="P1"/>
      <text:p text:style-name="P1"><text:s text:c="5"/>3 <text:s text:c="2"/>2</text:p>
      <text:p text:style-name="P1"/>
      <text:p text:style-name="P1"><text:s text:c="2"/>[12,1] =</text:p>
      <text:p text:style-name="P1"/>
      <text:p text:style-name="P1"><text:s text:c="5"/>2 <text:s text:c="2"/>3</text:p>
      <text:p text:style-name="P1"/>
      <text:p text:style-name="P1"><text:s text:c="2"/>[13,1] = <text:s/>1</text:p>
      <text:p text:style-name="P1"><text:s text:c="2"/>[14,1] = <text:s/>2</text:p>
      <text:p text:style-name="P1"><text:s text:c="2"/>[15,1] = <text:s/>3</text:p>
      <text:p text:style-name="P1"><text:s text:c="2"/>[16,1] = <text:s/>1</text:p>
      <text:p text:style-name="P1"><text:s text:c="2"/>[17,1] = <text:s/>2</text:p>
      <text:p text:style-name="P1"><text:s text:c="2"/>[18,1] =</text:p>
      <text:p text:style-name="P1"/>
      <text:p text:style-name="P1"><text:s text:c="5"/>3 <text:s text:c="2"/>2</text:p>
      <text:p text:style-name="P1"/>
      <text:p text:style-name="P1"><text:s text:c="2"/>[19,1] = <text:s/>1</text:p>
      <text:p text:style-name="P1"><text:s text:c="2"/>[20,1] = <text:s/>2</text:p>
      <text:p text:style-name="P1"><text:s text:c="2"/>[21,1] = <text:s/>2</text:p>
      <text:p text:style-name="P1"><text:s text:c="2"/>[22,1] = <text:s/>1</text:p>
      <text:p text:style-name="P1"><text:s text:c="2"/>[23,1] = <text:s/>2</text:p>
      <text:p text:style-name="P1"><text:s text:c="2"/>[24,1] = <text:s/>3</text:p>
      <text:p text:style-name="P1"><text:s text:c="2"/>[25,1] = <text:s/>1</text:p>
      <text:p text:style-name="P1"><text:s text:c="2"/>[26,1] = <text:s/>2</text:p>
      <text:p text:style-name="P1"><text:s text:c="2"/>[27,1] =</text:p>
      <text:p text:style-name="P1"/>
      <text:p text:style-name="P1"><text:s text:c="5"/>1 <text:s text:c="2"/>3</text:p>
      <text:p text:style-name="P1"/>
      <text:p text:style-name="P1"><text:s text:c="2"/>[28,1] = <text:s/>1</text:p>
      <text:p text:style-name="P1"><text:s text:c="2"/>[29,1] = <text:s/>2</text:p>
      <text:p text:style-name="P1"><text:s text:c="2"/>[30,1] = <text:s/>3</text:p>
      <text:p text:style-name="P1"><text:s text:c="2"/>[31,1] = <text:s/>1</text:p>
      <text:p text:style-name="P1"><text:soft-page-break/><text:s text:c="2"/>[32,1] = <text:s/>2</text:p>
      <text:p text:style-name="P1"><text:s text:c="2"/>[33,1] = <text:s/>2</text:p>
      <text:p text:style-name="P1"><text:s text:c="2"/>[34,1] = <text:s/>1</text:p>
      <text:p text:style-name="P1"><text:s text:c="2"/>[35,1] = <text:s/>2</text:p>
      <text:p text:style-name="P1"><text:s text:c="2"/>[36,1] = <text:s/>2</text:p>
      <text:p text:style-name="P1"><text:s text:c="2"/>[37,1] = <text:s/>1</text:p>
      <text:p text:style-name="P1"><text:s text:c="2"/>[38,1] = <text:s/>2</text:p>
      <text:p text:style-name="P1"><text:s text:c="2"/>[39,1] =</text:p>
      <text:p text:style-name="P1"/>
      <text:p text:style-name="P1"><text:s text:c="5"/>2 <text:s text:c="2"/>3</text:p>
      <text:p text:style-name="P1"/>
      <text:p text:style-name="P1"><text:s text:c="2"/>[40,1] = <text:s/>1</text:p>
      <text:p text:style-name="P1"><text:s text:c="2"/>[41,1] = <text:s/>2</text:p>
      <text:p text:style-name="P1"><text:s text:c="2"/>[42,1] = <text:s/>3</text:p>
      <text:p text:style-name="P1"><text:s text:c="2"/>[43,1] = <text:s/>1</text:p>
      <text:p text:style-name="P1"><text:s text:c="2"/>[44,1] = <text:s/>2</text:p>
      <text:p text:style-name="P1"><text:s text:c="2"/>[45,1] = <text:s/>3</text:p>
      <text:p text:style-name="P1"><text:s text:c="2"/>[46,1] = <text:s/>1</text:p>
      <text:p text:style-name="P1"><text:s text:c="2"/>[47,1] = <text:s/>2</text:p>
      <text:p text:style-name="P1"><text:s text:c="2"/>[48,1] = <text:s/>3</text:p>
      <text:p text:style-name="P1"><text:s text:c="2"/>[49,1] = <text:s/>1</text:p>
      <text:p text:style-name="P1"><text:s text:c="2"/>[50,1] = <text:s/>2</text:p>
      <text:p text:style-name="P1"><text:s text:c="2"/>[51,1] = <text:s/>2</text:p>
      <text:p text:style-name="P1"><text:s text:c="2"/>[52,1] = <text:s/>1</text:p>
      <text:p text:style-name="P1"><text:s text:c="2"/>[53,1] = <text:s/>2</text:p>
      <text:p text:style-name="P1"><text:s text:c="2"/>[54,1] = <text:s/>3</text:p>
      <text:p text:style-name="P1"><text:s text:c="2"/>[55,1] = <text:s/>1</text:p>
      <text:p text:style-name="P1"><text:s text:c="2"/>[56,1] = <text:s/>2</text:p>
      <text:p text:style-name="P1"><text:s text:c="2"/>[57,1] =</text:p>
      <text:p text:style-name="P1"/>
      <text:p text:style-name="P1"><text:s text:c="5"/>1 <text:s text:c="2"/>3</text:p>
      <text:p text:style-name="P1"/>
      <text:p text:style-name="P1"><text:s text:c="2"/>[58,1] = <text:s/>1</text:p>
      <text:p text:style-name="P1"><text:s text:c="2"/>[59,1] = <text:s/>2</text:p>
      <text:p text:style-name="P1"><text:s text:c="2"/>[60,1] =</text:p>
      <text:p text:style-name="P1"/>
      <text:p text:style-name="P1"><text:s text:c="5"/>3 <text:s text:c="2"/>2</text:p>
      <text:p text:style-name="P1"/>
      <text:p text:style-name="P1"><text:s text:c="2"/>[61,1] = <text:s/>1</text:p>
      <text:p text:style-name="P1"><text:s text:c="2"/>[62,1] = <text:s/>2</text:p>
      <text:p text:style-name="P1"><text:s text:c="2"/>[63,1] = <text:s/>2</text:p>
      <text:p text:style-name="P1"><text:s text:c="2"/>[64,1] = <text:s/>1</text:p>
      <text:p text:style-name="P1"><text:s text:c="2"/>[65,1] = <text:s/>2</text:p>
      <text:p text:style-name="P1"><text:s text:c="2"/>[66,1] = <text:s/>3</text:p>
      <text:p text:style-name="P1"><text:s text:c="2"/>[67,1] = <text:s/>1</text:p>
      <text:p text:style-name="P1"><text:s text:c="2"/>[68,1] = <text:s/>2</text:p>
      <text:p text:style-name="P1"><text:s text:c="2"/>[69,1] = <text:s/>3</text:p>
      <text:p text:style-name="P1"><text:s text:c="2"/>[70,1] = <text:s/>1</text:p>
      <text:p text:style-name="P1"><text:s text:c="2"/>[71,1] = <text:s/>2</text:p>
      <text:p text:style-name="P1"><text:s text:c="2"/>[72,1] = <text:s/>3</text:p>
      <text:p text:style-name="P1"><text:s text:c="2"/>[73,1] = <text:s/>1</text:p>
      <text:p text:style-name="P1"><text:s text:c="2"/>[74,1] = <text:s/>2</text:p>
      <text:p text:style-name="P1"><text:soft-page-break/><text:s text:c="2"/>[75,1] = <text:s/>3</text:p>
      <text:p text:style-name="P1"><text:s text:c="2"/>[76,1] = <text:s/>1</text:p>
      <text:p text:style-name="P1"><text:s text:c="2"/>[77,1] = <text:s/>2</text:p>
      <text:p text:style-name="P1"><text:s text:c="2"/>[78,1] = <text:s/>3</text:p>
      <text:p text:style-name="P1"><text:s text:c="2"/>[79,1] = <text:s/>1</text:p>
      <text:p text:style-name="P1"><text:s text:c="2"/>[80,1] = <text:s/>2</text:p>
      <text:p text:style-name="P1"><text:s text:c="2"/>[81,1] = <text:s/>2</text:p>
      <text:p text:style-name="P1"><text:s text:c="2"/>[82,1] = <text:s/>1</text:p>
      <text:p text:style-name="P1"><text:s text:c="2"/>[83,1] = <text:s/>2</text:p>
      <text:p text:style-name="P1"><text:s text:c="2"/>[84,1] = <text:s/>3</text:p>
      <text:p text:style-name="P1"><text:s text:c="2"/>[85,1] = <text:s/>1</text:p>
      <text:p text:style-name="P1"><text:s text:c="2"/>[86,1] = <text:s/>2</text:p>
      <text:p text:style-name="P1"><text:s text:c="2"/>[87,1] = <text:s/>3</text:p>
      <text:p text:style-name="P1"><text:s text:c="2"/>[88,1] = <text:s/>1</text:p>
      <text:p text:style-name="P1"><text:s text:c="2"/>[89,1] = <text:s/>2</text:p>
      <text:p text:style-name="P1"><text:s text:c="2"/>[90,1] = <text:s/>2</text:p>
      <text:p text:style-name="P1"><text:s text:c="2"/>[91,1] = <text:s/>1</text:p>
      <text:p text:style-name="P1"><text:s text:c="2"/>[92,1] = <text:s/>2</text:p>
      <text:p text:style-name="P1"><text:s text:c="2"/>[93,1] = <text:s/>3</text:p>
      <text:p text:style-name="P1"><text:s text:c="2"/>[94,1] = <text:s/>1</text:p>
      <text:p text:style-name="P1"><text:s text:c="2"/>[95,1] = <text:s/>2</text:p>
      <text:p text:style-name="P1"><text:s text:c="2"/>[96,1] = <text:s/>3</text:p>
      <text:p text:style-name="P1"><text:s text:c="2"/>[97,1] = <text:s/>1</text:p>
      <text:p text:style-name="P1"><text:s text:c="2"/>[98,1] = <text:s/>2</text:p>
      <text:p text:style-name="P1"><text:s text:c="2"/>[99,1] = <text:s/>3</text:p>
      <text:p text:style-name="P1"><text:s text:c="2"/>[100,1] = <text:s/>1</text:p>
      <text:p text:style-name="P1"><text:s text:c="2"/>[101,1] = <text:s/>2</text:p>
      <text:p text:style-name="P1"><text:s text:c="2"/>[102,1] = <text:s/>3</text:p>
      <text:p text:style-name="P1"><text:s text:c="2"/>[103,1] = <text:s/>1</text:p>
      <text:p text:style-name="P1"><text:s text:c="2"/>[104,1] = <text:s/>2</text:p>
      <text:p text:style-name="P1"><text:s text:c="2"/>[105,1] = <text:s/>2</text:p>
      <text:p text:style-name="P1"><text:s text:c="2"/>[106,1] =</text:p>
      <text:p text:style-name="P1"/>
      <text:p text:style-name="P1"><text:s text:c="5"/>3 <text:s text:c="2"/>1</text:p>
      <text:p text:style-name="P1"/>
      <text:p text:style-name="P1"><text:s text:c="2"/>[107,1] = <text:s/>2</text:p>
      <text:p text:style-name="P1"><text:s text:c="2"/>[108,1] = <text:s/>3</text:p>
      <text:p text:style-name="P1"><text:s text:c="2"/>[109,1] = <text:s/>1</text:p>
      <text:p text:style-name="P1"><text:s text:c="2"/>[110,1] = <text:s/>2</text:p>
      <text:p text:style-name="P1"><text:s text:c="2"/>[111,1] = <text:s/>3</text:p>
      <text:p text:style-name="P1"><text:s text:c="2"/>[112,1] = <text:s/>1</text:p>
      <text:p text:style-name="P1"><text:s text:c="2"/>[113,1] = <text:s/>2</text:p>
      <text:p text:style-name="P1"><text:s text:c="2"/>[114,1] = <text:s/>3</text:p>
      <text:p text:style-name="P1"><text:s text:c="2"/>[115,1] = <text:s/>1</text:p>
      <text:p text:style-name="P1"><text:s text:c="2"/>[116,1] = <text:s/>2</text:p>
      <text:p text:style-name="P1"><text:s text:c="2"/>[117,1] = <text:s/>3</text:p>
      <text:p text:style-name="P1"><text:s text:c="2"/>[118,1] = <text:s/>1</text:p>
      <text:p text:style-name="P1"><text:s text:c="2"/>[119,1] = <text:s/>2</text:p>
      <text:p text:style-name="P1"><text:s text:c="2"/>[120,1] =</text:p>
      <text:p text:style-name="P1"/>
      <text:p text:style-name="P1"><text:s text:c="5"/>3 <text:s text:c="2"/>2</text:p>
      <text:p text:style-name="P1"/>
      <text:p text:style-name="P1"><text:soft-page-break/><text:s text:c="2"/>[121,1] = <text:s/>1</text:p>
      <text:p text:style-name="P1"><text:s text:c="2"/>[122,1] = <text:s/>2</text:p>
      <text:p text:style-name="P1"><text:s text:c="2"/>[123,1] = <text:s/>3</text:p>
      <text:p text:style-name="P1"><text:s text:c="2"/>[124,1] = <text:s/>1</text:p>
      <text:p text:style-name="P1"><text:s text:c="2"/>[125,1] = <text:s/>2</text:p>
      <text:p text:style-name="P1"><text:s text:c="2"/>[126,1] = <text:s/>3</text:p>
      <text:p text:style-name="P1"><text:s text:c="2"/>[127,1] = <text:s/>1</text:p>
      <text:p text:style-name="P1"><text:s text:c="2"/>[128,1] = <text:s/>2</text:p>
      <text:p text:style-name="P1"><text:s text:c="2"/>[129,1] = <text:s/>3</text:p>
      <text:p text:style-name="P1"><text:s text:c="2"/>[130,1] = <text:s/>1</text:p>
      <text:p text:style-name="P1"><text:s text:c="2"/>[131,1] = <text:s/>2</text:p>
      <text:p text:style-name="P1"><text:s text:c="2"/>[132,1] = <text:s/>3</text:p>
      <text:p text:style-name="P1"><text:s text:c="2"/>[133,1] = <text:s/>1</text:p>
      <text:p text:style-name="P1"><text:s text:c="2"/>[134,1] = <text:s/>2</text:p>
      <text:p text:style-name="P1"><text:s text:c="2"/>[135,1] = <text:s/>3</text:p>
      <text:p text:style-name="P1"><text:s text:c="2"/>[136,1] = <text:s/>1</text:p>
      <text:p text:style-name="P1"><text:s text:c="2"/>[137,1] = <text:s/>2</text:p>
      <text:p text:style-name="P1"><text:s text:c="2"/>[138,1] = <text:s/>2</text:p>
      <text:p text:style-name="P1"><text:s text:c="2"/>[139,1] = <text:s/>1</text:p>
      <text:p text:style-name="P1"><text:s text:c="2"/>[140,1] = <text:s/>2</text:p>
      <text:p text:style-name="P1"><text:s text:c="2"/>[141,1] = <text:s/>2</text:p>
      <text:p text:style-name="P1"><text:s text:c="2"/>[142,1] = <text:s/>1</text:p>
      <text:p text:style-name="P1"><text:s text:c="2"/>[143,1] = <text:s/>2</text:p>
      <text:p text:style-name="P1"><text:s text:c="2"/>[144,1] = <text:s/>2</text:p>
      <text:p text:style-name="P1"><text:s text:c="2"/>[145,1] = <text:s/>1</text:p>
      <text:p text:style-name="P1"><text:s text:c="2"/>[146,1] = <text:s/>2</text:p>
      <text:p text:style-name="P1"><text:s text:c="2"/>[147,1] =</text:p>
      <text:p text:style-name="P1"/>
      <text:p text:style-name="P1"><text:s text:c="5"/>2 <text:s text:c="2"/>3</text:p>
      <text:p text:style-name="P1"/>
      <text:p text:style-name="P1"><text:s text:c="2"/>[148,1] = <text:s/>1</text:p>
      <text:p text:style-name="P1"><text:s text:c="2"/>[149,1] = <text:s/>2</text:p>
      <text:p text:style-name="P1"><text:s text:c="2"/>[150,1] = <text:s/>2</text:p>
      <text:p text:style-name="P1"><text:s text:c="2"/>[151,1] = <text:s/>1</text:p>
      <text:p text:style-name="P1"><text:s text:c="2"/>[152,1] = <text:s/>2</text:p>
      <text:p text:style-name="P1"><text:s text:c="2"/>[153,1] = <text:s/>3</text:p>
      <text:p text:style-name="P1"><text:s text:c="2"/>[154,1] = <text:s/>1</text:p>
      <text:p text:style-name="P1"><text:s text:c="2"/>[155,1] = <text:s/>2</text:p>
      <text:p text:style-name="P1"><text:s text:c="2"/>[156,1] = <text:s/>3</text:p>
      <text:p text:style-name="P1"><text:s text:c="2"/>[157,1] = <text:s/>1</text:p>
      <text:p text:style-name="P1"><text:s text:c="2"/>[158,1] = <text:s/>2</text:p>
      <text:p text:style-name="P1"><text:s text:c="2"/>[159,1] = <text:s/>3</text:p>
      <text:p text:style-name="P1"><text:s text:c="2"/>[160,1] = <text:s/>1</text:p>
      <text:p text:style-name="P1"><text:s text:c="2"/>[161,1] = <text:s/>2</text:p>
      <text:p text:style-name="P1"><text:s text:c="2"/>[162,1] = <text:s/>3</text:p>
      <text:p text:style-name="P1"><text:s text:c="2"/>[163,1] = <text:s/>1</text:p>
      <text:p text:style-name="P1"><text:s text:c="2"/>[164,1] = <text:s/>2</text:p>
      <text:p text:style-name="P1"><text:s text:c="2"/>[165,1] = <text:s/>3</text:p>
      <text:p text:style-name="P1"><text:s text:c="2"/>[166,1] = <text:s/>1</text:p>
      <text:p text:style-name="P1"><text:s text:c="2"/>[167,1] = <text:s/>2</text:p>
      <text:p text:style-name="P1"><text:s text:c="2"/>[168,1] = <text:s/>3</text:p>
      <text:p text:style-name="P1"><text:s text:c="2"/>[169,1] = <text:s/>1</text:p>
      <text:p text:style-name="P1"><text:soft-page-break/><text:s text:c="2"/>[170,1] = <text:s/>2</text:p>
      <text:p text:style-name="P1"><text:s text:c="2"/>[171,1] = <text:s/>3</text:p>
      <text:p text:style-name="P1"><text:s text:c="2"/>[172,1] = <text:s/>1</text:p>
      <text:p text:style-name="P1"><text:s text:c="2"/>[173,1] = <text:s/>2</text:p>
      <text:p text:style-name="P1"><text:s text:c="2"/>[174,1] = <text:s/>3</text:p>
      <text:p text:style-name="P1"><text:s text:c="2"/>[175,1] = <text:s/>1</text:p>
      <text:p text:style-name="P1"><text:s text:c="2"/>[176,1] = <text:s/>2</text:p>
      <text:p text:style-name="P1"><text:s text:c="2"/>[177,1] = <text:s/>3</text:p>
      <text:p text:style-name="P1"><text:s text:c="2"/>[178,1] = <text:s/>1</text:p>
      <text:p text:style-name="P1"><text:s text:c="2"/>[179,1] = <text:s/>2</text:p>
      <text:p text:style-name="P1"><text:s text:c="2"/>[180,1] = <text:s/>3</text:p>
      <text:p text:style-name="P1"><text:s text:c="2"/>[181,1] = <text:s/>1</text:p>
      <text:p text:style-name="P1"><text:s text:c="2"/>[182,1] = <text:s/>2</text:p>
      <text:p text:style-name="P1"><text:s text:c="2"/>[183,1] = <text:s/>3</text:p>
      <text:p text:style-name="P1"><text:s text:c="2"/>[184,1] = <text:s/>1</text:p>
      <text:p text:style-name="P1"><text:s text:c="2"/>[185,1] = <text:s/>2</text:p>
      <text:p text:style-name="P1"><text:s text:c="2"/>[186,1] = <text:s/>3</text:p>
      <text:p text:style-name="P1"><text:s text:c="2"/>[187,1] = <text:s/>1</text:p>
      <text:p text:style-name="P1"><text:s text:c="2"/>[188,1] = <text:s/>2</text:p>
      <text:p text:style-name="P1"><text:s text:c="2"/>[189,1] = <text:s/>3</text:p>
      <text:p text:style-name="P1"><text:s text:c="2"/>[190,1] = <text:s/>1</text:p>
      <text:p text:style-name="P1"><text:s text:c="2"/>[191,1] = <text:s/>2</text:p>
      <text:p text:style-name="P1"><text:s text:c="2"/>[192,1] = <text:s/>3</text:p>
      <text:p text:style-name="P1"><text:s text:c="2"/>[193,1] = <text:s/>1</text:p>
      <text:p text:style-name="P1"><text:s text:c="2"/>[194,1] = <text:s/>2</text:p>
      <text:p text:style-name="P1"><text:s text:c="2"/>[195,1] = <text:s/>3</text:p>
      <text:p text:style-name="P1"><text:s text:c="2"/>[196,1] = <text:s/>1</text:p>
      <text:p text:style-name="P1"><text:s text:c="2"/>[197,1] = <text:s/>2</text:p>
      <text:p text:style-name="P1"><text:s text:c="2"/>[198,1] = <text:s/>3</text:p>
      <text:p text:style-name="P1"><text:s text:c="2"/>[199,1] = <text:s/>1</text:p>
      <text:p text:style-name="P1"><text:s text:c="2"/>[200,1] = <text:s/>2</text:p>
      <text:p text:style-name="P1"><text:s text:c="2"/>[201,1] = <text:s/>3</text:p>
      <text:p text:style-name="P1"><text:s text:c="2"/>[202,1] = <text:s/>1</text:p>
      <text:p text:style-name="P1"><text:s text:c="2"/>[203,1] = <text:s/>2</text:p>
      <text:p text:style-name="P1"><text:s text:c="2"/>[204,1] = <text:s/>2</text:p>
      <text:p text:style-name="P1"><text:s text:c="2"/>[205,1] = <text:s/>1</text:p>
      <text:p text:style-name="P1"><text:s text:c="2"/>[206,1] = <text:s/>2</text:p>
      <text:p text:style-name="P1"><text:s text:c="2"/>[207,1] = <text:s/>2</text:p>
      <text:p text:style-name="P1"><text:s text:c="2"/>[208,1] = [](0x0)</text:p>
      <text:p text:style-name="P1"><text:s text:c="2"/>[209,1] = <text:s/>2</text:p>
      <text:p text:style-name="P1"><text:s text:c="2"/>[210,1] = <text:s/>3</text:p>
      <text:p text:style-name="P1"><text:s text:c="2"/>[211,1] = <text:s/>1</text:p>
      <text:p text:style-name="P1"><text:s text:c="2"/>[212,1] = <text:s/>2</text:p>
      <text:p text:style-name="P1"><text:s text:c="2"/>[213,1] = <text:s/>3</text:p>
      <text:p text:style-name="P1"><text:s text:c="2"/>[214,1] = <text:s/>1</text:p>
      <text:p text:style-name="P1"><text:s text:c="2"/>[215,1] = <text:s/>2</text:p>
      <text:p text:style-name="P1"><text:s text:c="2"/>[216,1] = <text:s/>3</text:p>
      <text:p text:style-name="P1"><text:s text:c="2"/>[217,1] = <text:s/>1</text:p>
      <text:p text:style-name="P1"><text:s text:c="2"/>[218,1] = <text:s/>2</text:p>
      <text:p text:style-name="P1"><text:s text:c="2"/>[219,1] = <text:s/>3</text:p>
      <text:p text:style-name="P1"><text:s text:c="2"/>[220,1] = <text:s/>1</text:p>
      <text:p text:style-name="P1"><text:s text:c="2"/>[221,1] = <text:s/>2</text:p>
      <text:p text:style-name="P1"><text:soft-page-break/><text:s text:c="2"/>[222,1] =</text:p>
      <text:p text:style-name="P1"/>
      <text:p text:style-name="P1"><text:s text:c="5"/>2 <text:s text:c="2"/>3</text:p>
      <text:p text:style-name="P1"/>
      <text:p text:style-name="P1"><text:s text:c="2"/>[223,1] = <text:s/>1</text:p>
      <text:p text:style-name="P1"><text:s text:c="2"/>[224,1] = <text:s/>2</text:p>
      <text:p text:style-name="P1"><text:s text:c="2"/>[225,1] = <text:s/>3</text:p>
      <text:p text:style-name="P1"><text:s text:c="2"/>[226,1] = <text:s/>1</text:p>
      <text:p text:style-name="P1"><text:s text:c="2"/>[227,1] = <text:s/>2</text:p>
      <text:p text:style-name="P1"><text:s text:c="2"/>[228,1] = <text:s/>3</text:p>
      <text:p text:style-name="P1"><text:s text:c="2"/>[229,1] = <text:s/>1</text:p>
      <text:p text:style-name="P1"><text:s text:c="2"/>[230,1] = <text:s/>2</text:p>
      <text:p text:style-name="P1"><text:s text:c="2"/>[231,1] = <text:s/>3</text:p>
      <text:p text:style-name="P1"><text:s text:c="2"/>[232,1] = <text:s/>1</text:p>
      <text:p text:style-name="P1"><text:s text:c="2"/>[233,1] = <text:s/>2</text:p>
      <text:p text:style-name="P1"><text:s text:c="2"/>[234,1] = <text:s/>2</text:p>
      <text:p text:style-name="P1"><text:s text:c="2"/>[235,1] = <text:s/>1</text:p>
      <text:p text:style-name="P1"><text:s text:c="2"/>[236,1] = <text:s/>2</text:p>
      <text:p text:style-name="P1"><text:s text:c="2"/>[237,1] = <text:s/>3</text:p>
      <text:p text:style-name="P1"><text:s text:c="2"/>[238,1] = <text:s/>1</text:p>
      <text:p text:style-name="P1"><text:s text:c="2"/>[239,1] = <text:s/>2</text:p>
      <text:p text:style-name="P1"><text:s text:c="2"/>[240,1] = <text:s/>3</text:p>
      <text:p text:style-name="P1"><text:s text:c="2"/>[241,1] = <text:s/>1</text:p>
      <text:p text:style-name="P1"><text:s text:c="2"/>[242,1] = <text:s/>2</text:p>
      <text:p text:style-name="P1"><text:s text:c="2"/>[243,1] = <text:s/>3</text:p>
      <text:p text:style-name="P1"><text:s text:c="2"/>[244,1] = <text:s/>1</text:p>
      <text:p text:style-name="P1"><text:s text:c="2"/>[245,1] = <text:s/>2</text:p>
      <text:p text:style-name="P1"><text:s text:c="2"/>[246,1] = <text:s/>3</text:p>
      <text:p text:style-name="P1"><text:s text:c="2"/>[247,1] = <text:s/>1</text:p>
      <text:p text:style-name="P1"><text:s text:c="2"/>[248,1] = <text:s/>2</text:p>
      <text:p text:style-name="P1"><text:s text:c="2"/>[249,1] = <text:s/>3</text:p>
      <text:p text:style-name="P1"><text:s text:c="2"/>[250,1] = <text:s/>1</text:p>
      <text:p text:style-name="P1"><text:s text:c="2"/>[251,1] = <text:s/>2</text:p>
      <text:p text:style-name="P1"><text:s text:c="2"/>[252,1] = <text:s/>2</text:p>
      <text:p text:style-name="P1"><text:s text:c="2"/>[253,1] = <text:s/>1</text:p>
      <text:p text:style-name="P1"><text:s text:c="2"/>[254,1] = <text:s/>2</text:p>
      <text:p text:style-name="P1"><text:s text:c="2"/>[255,1] = <text:s/>3</text:p>
      <text:p text:style-name="P1"><text:s text:c="2"/>[256,1] = <text:s/>1</text:p>
      <text:p text:style-name="P1"><text:s text:c="2"/>[257,1] = <text:s/>2</text:p>
      <text:p text:style-name="P1"><text:s text:c="2"/>[258,1] = <text:s/>3</text:p>
      <text:p text:style-name="P1"><text:s text:c="2"/>[259,1] = <text:s/>1</text:p>
      <text:p text:style-name="P1"><text:s text:c="2"/>[260,1] = <text:s/>2</text:p>
      <text:p text:style-name="P1"><text:s text:c="2"/>[261,1] = <text:s/>3</text:p>
      <text:p text:style-name="P1"><text:s text:c="2"/>[262,1] = <text:s/>1</text:p>
      <text:p text:style-name="P1"><text:s text:c="2"/>[263,1] = <text:s/>2</text:p>
      <text:p text:style-name="P1"><text:s text:c="2"/>[264,1] =</text:p>
      <text:p text:style-name="P1"/>
      <text:p text:style-name="P1"><text:s text:c="5"/>2 <text:s text:c="2"/>3</text:p>
      <text:p text:style-name="P1"/>
      <text:p text:style-name="P1"><text:s text:c="2"/>[265,1] = <text:s/>1</text:p>
      <text:p text:style-name="P1"><text:s text:c="2"/>[266,1] = <text:s/>2</text:p>
      <text:p text:style-name="P1"><text:s text:c="2"/>[267,1] = <text:s/>3</text:p>
      <text:p text:style-name="P1"><text:soft-page-break/><text:s text:c="2"/>[268,1] = <text:s/>1</text:p>
      <text:p text:style-name="P1"><text:s text:c="2"/>[269,1] = <text:s/>2</text:p>
      <text:p text:style-name="P1"><text:s text:c="2"/>[270,1] = <text:s/>3</text:p>
      <text:p text:style-name="P1"><text:s text:c="2"/>[271,1] = <text:s/>1</text:p>
      <text:p text:style-name="P1"><text:s text:c="2"/>[272,1] = <text:s/>2</text:p>
      <text:p text:style-name="P1"><text:s text:c="2"/>[273,1] = <text:s/>3</text:p>
      <text:p text:style-name="P1"><text:s text:c="2"/>[274,1] = <text:s/>1</text:p>
      <text:p text:style-name="P1"><text:s text:c="2"/>[275,1] = <text:s/>2</text:p>
      <text:p text:style-name="P1"><text:s text:c="2"/>[276,1] = <text:s/>2</text:p>
      <text:p text:style-name="P1"><text:s text:c="2"/>[277,1] = <text:s/>1</text:p>
      <text:p text:style-name="P1"><text:s text:c="2"/>[278,1] = <text:s/>2</text:p>
      <text:p text:style-name="P1"><text:s text:c="2"/>[279,1] = <text:s/>2</text:p>
      <text:p text:style-name="P1"><text:s text:c="2"/>[280,1] = <text:s/>1</text:p>
      <text:p text:style-name="P1"><text:s text:c="2"/>[281,1] = <text:s/>2</text:p>
      <text:p text:style-name="P1"><text:s text:c="2"/>[282,1] = <text:s/>3</text:p>
      <text:p text:style-name="P1"><text:s text:c="2"/>[283,1] = <text:s/>1</text:p>
      <text:p text:style-name="P1"><text:s text:c="2"/>[284,1] = <text:s/>2</text:p>
      <text:p text:style-name="P1"><text:s text:c="2"/>[285,1] = <text:s/>2</text:p>
      <text:p text:style-name="P1"><text:s text:c="2"/>[286,1] = <text:s/>1</text:p>
      <text:p text:style-name="P1"><text:s text:c="2"/>[287,1] = <text:s/>2</text:p>
      <text:p text:style-name="P1"><text:s text:c="2"/>[288,1] = <text:s/>3</text:p>
      <text:p text:style-name="P1"><text:s text:c="2"/>[289,1] = <text:s/>1</text:p>
      <text:p text:style-name="P1"><text:s text:c="2"/>[290,1] = <text:s/>2</text:p>
      <text:p text:style-name="P1"><text:s text:c="2"/>[291,1] = <text:s/>3</text:p>
      <text:p text:style-name="P1"><text:s text:c="2"/>[292,1] = <text:s/>1</text:p>
      <text:p text:style-name="P1"><text:s text:c="2"/>[293,1] = <text:s/>2</text:p>
      <text:p text:style-name="P1"><text:s text:c="2"/>[294,1] = <text:s/>3</text:p>
      <text:p text:style-name="P1"><text:s text:c="2"/>[295,1] = <text:s/>1</text:p>
      <text:p text:style-name="P1"><text:s text:c="2"/>[296,1] = <text:s/>2</text:p>
      <text:p text:style-name="P1"><text:s text:c="2"/>[297,1] = <text:s/>3</text:p>
      <text:p text:style-name="P1"><text:s text:c="2"/>[298,1] = <text:s/>1</text:p>
      <text:p text:style-name="P1"><text:s text:c="2"/>[299,1] = <text:s/>2</text:p>
      <text:p text:style-name="P1"><text:s text:c="2"/>[300,1] = <text:s/>3</text:p>
      <text:p text:style-name="P1"><text:s text:c="2"/>[301,1] = <text:s/>1</text:p>
      <text:p text:style-name="P1"><text:s text:c="2"/>[302,1] = <text:s/>2</text:p>
      <text:p text:style-name="P1"><text:s text:c="2"/>[303,1] = <text:s/>2</text:p>
      <text:p text:style-name="P1"><text:s text:c="2"/>[304,1] =</text:p>
      <text:p text:style-name="P1"/>
      <text:p text:style-name="P1"><text:s text:c="5"/>2 <text:s text:c="2"/>1</text:p>
      <text:p text:style-name="P1"/>
      <text:p text:style-name="P1"><text:s text:c="2"/>[305,1] = <text:s/>2</text:p>
      <text:p text:style-name="P1"><text:s text:c="2"/>[306,1] = <text:s/>2</text:p>
      <text:p text:style-name="P1"><text:s text:c="2"/>[307,1] = <text:s/>1</text:p>
      <text:p text:style-name="P1"><text:s text:c="2"/>[308,1] = <text:s/>2</text:p>
      <text:p text:style-name="P1"><text:s text:c="2"/>[309,1] = <text:s/>3</text:p>
      <text:p text:style-name="P1"><text:s text:c="2"/>[310,1] = <text:s/>1</text:p>
      <text:p text:style-name="P1"><text:s text:c="2"/>[311,1] = <text:s/>2</text:p>
      <text:p text:style-name="P1"><text:s text:c="2"/>[312,1] =</text:p>
      <text:p text:style-name="P1"/>
      <text:p text:style-name="P1"><text:s text:c="5"/>2 <text:s text:c="2"/>3</text:p>
      <text:p text:style-name="P1"/>
      <text:p text:style-name="P1"><text:s text:c="2"/>[313,1] = <text:s/>1</text:p>
      <text:p text:style-name="P1"><text:soft-page-break/><text:s text:c="2"/>[314,1] = <text:s/>2</text:p>
      <text:p text:style-name="P1"><text:s text:c="2"/>[315,1] = <text:s/>3</text:p>
      <text:p text:style-name="P1"><text:s text:c="2"/>[316,1] = <text:s/>1</text:p>
      <text:p text:style-name="P1"><text:s text:c="2"/>[317,1] = <text:s/>2</text:p>
      <text:p text:style-name="P1"><text:s text:c="2"/>[318,1] = <text:s/>3</text:p>
      <text:p text:style-name="P1"><text:s text:c="2"/>[319,1] = <text:s/>1</text:p>
      <text:p text:style-name="P1"><text:s text:c="2"/>[320,1] = <text:s/>2</text:p>
      <text:p text:style-name="P1"><text:s text:c="2"/>[321,1] = <text:s/>3</text:p>
      <text:p text:style-name="P1"><text:s text:c="2"/>[322,1] = <text:s/>1</text:p>
      <text:p text:style-name="P1"><text:s text:c="2"/>[323,1] = <text:s/>2</text:p>
      <text:p text:style-name="P1"><text:s text:c="2"/>[324,1] = <text:s/>3</text:p>
      <text:p text:style-name="P1"><text:s text:c="2"/>[325,1] = <text:s/>1</text:p>
      <text:p text:style-name="P1"><text:s text:c="2"/>[326,1] = <text:s/>2</text:p>
      <text:p text:style-name="P1"><text:s text:c="2"/>[327,1] = <text:s/>3</text:p>
      <text:p text:style-name="P1"><text:s text:c="2"/>[328,1] = <text:s/>1</text:p>
      <text:p text:style-name="P1"><text:s text:c="2"/>[329,1] = <text:s/>2</text:p>
      <text:p text:style-name="P1"><text:s text:c="2"/>[330,1] = <text:s/>3</text:p>
      <text:p text:style-name="P1"><text:s text:c="2"/>[331,1] = <text:s/>1</text:p>
      <text:p text:style-name="P1"><text:s text:c="2"/>[332,1] = <text:s/>2</text:p>
      <text:p text:style-name="P1"><text:s text:c="2"/>[333,1] = <text:s/>3</text:p>
      <text:p text:style-name="P1"><text:s text:c="2"/>[334,1] = <text:s/>1</text:p>
      <text:p text:style-name="P1"><text:s text:c="2"/>[335,1] = <text:s/>2</text:p>
      <text:p text:style-name="P1"><text:s text:c="2"/>[336,1] = <text:s/>2</text:p>
      <text:p text:style-name="P1"><text:s text:c="2"/>[337,1] = <text:s/>1</text:p>
      <text:p text:style-name="P1"><text:s text:c="2"/>[338,1] = <text:s/>2</text:p>
      <text:p text:style-name="P1"><text:s text:c="2"/>[339,1] = <text:s/>2</text:p>
      <text:p text:style-name="P1"><text:s text:c="2"/>[340,1] = <text:s/>1</text:p>
      <text:p text:style-name="P1"><text:s text:c="2"/>[341,1] = <text:s/>2</text:p>
      <text:p text:style-name="P1"><text:s text:c="2"/>[342,1] = <text:s/>3</text:p>
      <text:p text:style-name="P1"><text:s text:c="2"/>[343,1] = <text:s/>1</text:p>
      <text:p text:style-name="P1"><text:s text:c="2"/>[344,1] = <text:s/>2</text:p>
      <text:p text:style-name="P1"><text:s text:c="2"/>[345,1] =</text:p>
      <text:p text:style-name="P1"/>
      <text:p text:style-name="P1"><text:s text:c="5"/>2 <text:s text:c="2"/>3</text:p>
      <text:p text:style-name="P1"/>
      <text:p text:style-name="P1"><text:s text:c="2"/>[346,1] = <text:s/>1</text:p>
      <text:p text:style-name="P1"><text:s text:c="2"/>[347,1] = <text:s/>2</text:p>
      <text:p text:style-name="P1"><text:s text:c="2"/>[348,1] = <text:s/>2</text:p>
      <text:p text:style-name="P1"><text:s text:c="2"/>[349,1] = <text:s/>1</text:p>
      <text:p text:style-name="P1"><text:s text:c="2"/>[350,1] = <text:s/>2</text:p>
      <text:p text:style-name="P1"><text:s text:c="2"/>[351,1] = <text:s/>3</text:p>
      <text:p text:style-name="P1"><text:s text:c="2"/>[352,1] = <text:s/>1</text:p>
      <text:p text:style-name="P1"><text:s text:c="2"/>[353,1] = <text:s/>2</text:p>
      <text:p text:style-name="P1"><text:s text:c="2"/>[354,1] = <text:s/>3</text:p>
      <text:p text:style-name="P1"><text:s text:c="2"/>[355,1] = <text:s/>1</text:p>
      <text:p text:style-name="P1"><text:s text:c="2"/>[356,1] = <text:s/>2</text:p>
      <text:p text:style-name="P1"><text:s text:c="2"/>[357,1] = <text:s/>3</text:p>
      <text:p text:style-name="P1"><text:s text:c="2"/>[358,1] = <text:s/>1</text:p>
      <text:p text:style-name="P1"><text:s text:c="2"/>[359,1] = <text:s/>2</text:p>
      <text:p text:style-name="P1"><text:s text:c="2"/>[360,1] =</text:p>
      <text:p text:style-name="P1"/>
      <text:p text:style-name="P1"><text:s text:c="5"/>1 <text:s text:c="2"/>3</text:p>
      <text:p text:style-name="P1"><text:soft-page-break/></text:p>
      <text:p text:style-name="P1"><text:s text:c="2"/>[361,1] = <text:s/>1</text:p>
      <text:p text:style-name="P1"><text:s text:c="2"/>[362,1] = <text:s/>2</text:p>
      <text:p text:style-name="P1"><text:s text:c="2"/>[363,1] =</text:p>
      <text:p text:style-name="P1"/>
      <text:p text:style-name="P1"><text:s text:c="5"/>2 <text:s text:c="2"/>3</text:p>
      <text:p text:style-name="P1"/>
      <text:p text:style-name="P1"><text:s text:c="2"/>[364,1] = <text:s/>1</text:p>
      <text:p text:style-name="P1"><text:s text:c="2"/>[365,1] = <text:s/>2</text:p>
      <text:p text:style-name="P1"><text:s text:c="2"/>[366,1] = <text:s/>3</text:p>
      <text:p text:style-name="P1"><text:s text:c="2"/>[367,1] = <text:s/>1</text:p>
      <text:p text:style-name="P1"><text:s text:c="2"/>[368,1] = <text:s/>2</text:p>
      <text:p text:style-name="P1"><text:s text:c="2"/>[369,1] =</text:p>
      <text:p text:style-name="P1"/>
      <text:p text:style-name="P1"><text:s text:c="5"/>3 <text:s text:c="2"/>2</text:p>
      <text:p text:style-name="P1"/>
      <text:p text:style-name="P1"><text:s text:c="2"/>[370,1] =</text:p>
      <text:p text:style-name="P1"/>
      <text:p text:style-name="P1"><text:s text:c="5"/>3 <text:s text:c="2"/>2 <text:s text:c="2"/>1</text:p>
      <text:p text:style-name="P1"/>
      <text:p text:style-name="P1"><text:s text:c="2"/>[371,1] = <text:s/>2</text:p>
      <text:p text:style-name="P1"><text:s text:c="2"/>[372,1] = <text:s/>3</text:p>
      <text:p text:style-name="P1"><text:s text:c="2"/>[373,1] = <text:s/>1</text:p>
      <text:p text:style-name="P1"><text:s text:c="2"/>[374,1] = <text:s/>2</text:p>
      <text:p text:style-name="P1"><text:s text:c="2"/>[375,1] =</text:p>
      <text:p text:style-name="P1"/>
      <text:p text:style-name="P1"><text:s text:c="5"/>1 <text:s text:c="2"/>3</text:p>
      <text:p text:style-name="P1"/>
      <text:p text:style-name="P1"><text:s text:c="2"/>[376,1] = <text:s/>1</text:p>
      <text:p text:style-name="P1"><text:s text:c="2"/>[377,1] = <text:s/>2</text:p>
      <text:p text:style-name="P1"><text:s text:c="2"/>[378,1] = <text:s/>2</text:p>
      <text:p text:style-name="P1"><text:s text:c="2"/>[379,1] = <text:s/>1</text:p>
      <text:p text:style-name="P1"><text:s text:c="2"/>[380,1] = <text:s/>2</text:p>
      <text:p text:style-name="P1"><text:s text:c="2"/>[381,1] = <text:s/>2</text:p>
      <text:p text:style-name="P1"><text:s text:c="2"/>[382,1] = <text:s/>1</text:p>
      <text:p text:style-name="P1"><text:s text:c="2"/>[383,1] = <text:s/>2</text:p>
      <text:p text:style-name="P1"><text:s text:c="2"/>[384,1] = <text:s/>2</text:p>
      <text:p text:style-name="P1"><text:s text:c="2"/>[385,1] = <text:s/>1</text:p>
      <text:p text:style-name="P1"><text:s text:c="2"/>[386,1] = <text:s/>2</text:p>
      <text:p text:style-name="P1"><text:s text:c="2"/>[387,1] = <text:s/>3</text:p>
      <text:p text:style-name="P1"><text:s text:c="2"/>[388,1] = <text:s/>1</text:p>
      <text:p text:style-name="P1"><text:s text:c="2"/>[389,1] = <text:s/>2</text:p>
      <text:p text:style-name="P1"><text:s text:c="2"/>[390,1] =</text:p>
      <text:p text:style-name="P1"/>
      <text:p text:style-name="P1"><text:s text:c="5"/>2 <text:s text:c="2"/>3</text:p>
      <text:p text:style-name="P1"/>
      <text:p text:style-name="P1"><text:s text:c="2"/>[391,1] = <text:s/>1</text:p>
      <text:p text:style-name="P1"><text:s text:c="2"/>[392,1] = <text:s/>2</text:p>
      <text:p text:style-name="P1"><text:s text:c="2"/>[393,1] = <text:s/>3</text:p>
      <text:p text:style-name="P1"><text:s text:c="2"/>[394,1] = <text:s/>1</text:p>
      <text:p text:style-name="P1"><text:s text:c="2"/>[395,1] = <text:s/>2</text:p>
      <text:p text:style-name="P1"><text:s text:c="2"/>[396,1] = <text:s/>3</text:p>
      <text:p text:style-name="P1"><text:soft-page-break/><text:s text:c="2"/>[397,1] = <text:s/>1</text:p>
      <text:p text:style-name="P1"><text:s text:c="2"/>[398,1] = <text:s/>2</text:p>
      <text:p text:style-name="P1"><text:s text:c="2"/>[399,1] = <text:s/>3</text:p>
      <text:p text:style-name="P1"><text:s text:c="2"/>[400,1] = <text:s/>1</text:p>
      <text:p text:style-name="P1"><text:s text:c="2"/>[401,1] = <text:s/>2</text:p>
      <text:p text:style-name="P1"><text:s text:c="2"/>[402,1] = <text:s/>3</text:p>
      <text:p text:style-name="P1"><text:s text:c="2"/>[403,1] = [](0x0)</text:p>
      <text:p text:style-name="P1"><text:s text:c="2"/>[404,1] =</text:p>
      <text:p text:style-name="P1"/>
      <text:p text:style-name="P1"><text:s text:c="5"/>1 <text:s text:c="2"/>2</text:p>
      <text:p text:style-name="P1"/>
      <text:p text:style-name="P1"><text:s text:c="2"/>[405,1] = <text:s/>3</text:p>
      <text:p text:style-name="P1"><text:s text:c="2"/>[406,1] = <text:s/>1</text:p>
      <text:p text:style-name="P1"><text:s text:c="2"/>[407,1] = <text:s/>2</text:p>
      <text:p text:style-name="P1"><text:s text:c="2"/>[408,1] = <text:s/>3</text:p>
      <text:p text:style-name="P1"><text:s text:c="2"/>[409,1] = <text:s/>1</text:p>
      <text:p text:style-name="P1"><text:s text:c="2"/>[410,1] = <text:s/>2</text:p>
      <text:p text:style-name="P1"><text:s text:c="2"/>[411,1] = <text:s/>2</text:p>
      <text:p text:style-name="P1"><text:s text:c="2"/>[412,1] = <text:s/>1</text:p>
      <text:p text:style-name="P1"><text:s text:c="2"/>[413,1] = <text:s/>2</text:p>
      <text:p text:style-name="P1"><text:s text:c="2"/>[414,1] = <text:s/>2</text:p>
      <text:p text:style-name="P1"><text:s text:c="2"/>[415,1] = <text:s/>1</text:p>
      <text:p text:style-name="P1"><text:s text:c="2"/>[416,1] = <text:s/>2</text:p>
      <text:p text:style-name="P1"><text:s text:c="2"/>[417,1] = <text:s/>3</text:p>
      <text:p text:style-name="P1"><text:s text:c="2"/>[418,1] = <text:s/>1</text:p>
      <text:p text:style-name="P1"><text:s text:c="2"/>[419,1] = <text:s/>2</text:p>
      <text:p text:style-name="P1"><text:s text:c="2"/>[420,1] = <text:s/>3</text:p>
      <text:p text:style-name="P1"><text:s text:c="2"/>[421,1] = <text:s/>1</text:p>
      <text:p text:style-name="P1"><text:s text:c="2"/>[422,1] = <text:s/>2</text:p>
      <text:p text:style-name="P1"><text:s text:c="2"/>[423,1] = <text:s/>3</text:p>
      <text:p text:style-name="P1"><text:s text:c="2"/>[424,1] = <text:s/>1</text:p>
      <text:p text:style-name="P1"><text:s text:c="2"/>[425,1] = <text:s/>2</text:p>
      <text:p text:style-name="P1"><text:s text:c="2"/>[426,1] = <text:s/>3</text:p>
      <text:p text:style-name="P1"><text:s text:c="2"/>[427,1] = <text:s/>1</text:p>
      <text:p text:style-name="P1"><text:s text:c="2"/>[428,1] = <text:s/>2</text:p>
      <text:p text:style-name="P1"><text:s text:c="2"/>[429,1] = <text:s/>3</text:p>
      <text:p text:style-name="P1"><text:s text:c="2"/>[430,1] = <text:s/>1</text:p>
      <text:p text:style-name="P1"><text:s text:c="2"/>[431,1] = <text:s/>2</text:p>
      <text:p text:style-name="P1"><text:s text:c="2"/>[432,1] = <text:s/>3</text:p>
      <text:p text:style-name="P1"><text:s text:c="2"/>[433,1] = <text:s/>1</text:p>
      <text:p text:style-name="P1"><text:s text:c="2"/>[434,1] = <text:s/>2</text:p>
      <text:p text:style-name="P1"><text:s text:c="2"/>[435,1] = <text:s/>3</text:p>
      <text:p text:style-name="P1"><text:s text:c="2"/>[436,1] = <text:s/>1</text:p>
      <text:p text:style-name="P1"><text:s text:c="2"/>[437,1] = <text:s/>2</text:p>
      <text:p text:style-name="P1"><text:s text:c="2"/>[438,1] =</text:p>
      <text:p text:style-name="P1"/>
      <text:p text:style-name="P1"><text:s text:c="5"/>3 <text:s text:c="2"/>2</text:p>
      <text:p text:style-name="P1"/>
      <text:p text:style-name="P1"><text:s text:c="2"/>[439,1] = <text:s/>1</text:p>
      <text:p text:style-name="P1"><text:s text:c="2"/>[440,1] = <text:s/>2</text:p>
      <text:p text:style-name="P1"><text:s text:c="2"/>[441,1] = <text:s/>3</text:p>
      <text:p text:style-name="P1"><text:s text:c="2"/>[442,1] = <text:s/>1</text:p>
      <text:p text:style-name="P1"><text:soft-page-break/><text:s text:c="2"/>[443,1] = <text:s/>2</text:p>
      <text:p text:style-name="P1"><text:s text:c="2"/>[444,1] = <text:s/>2</text:p>
      <text:p text:style-name="P1"><text:s text:c="2"/>[445,1] = <text:s/>1</text:p>
      <text:p text:style-name="P1"><text:s text:c="2"/>[446,1] = <text:s/>2</text:p>
      <text:p text:style-name="P1"><text:s text:c="2"/>[447,1] = <text:s/>3</text:p>
      <text:p text:style-name="P1"><text:s text:c="2"/>[448,1] = <text:s/>1</text:p>
      <text:p text:style-name="P1"><text:s text:c="2"/>[449,1] = <text:s/>2</text:p>
      <text:p text:style-name="P1"><text:s text:c="2"/>[450,1] = <text:s/>3</text:p>
      <text:p text:style-name="P1"><text:s text:c="2"/>[451,1] = <text:s/>1</text:p>
      <text:p text:style-name="P1"><text:s text:c="2"/>[452,1] = <text:s/>2</text:p>
      <text:p text:style-name="P1"><text:s text:c="2"/>[453,1] = <text:s/>2</text:p>
      <text:p text:style-name="P1"><text:s text:c="2"/>[454,1] = <text:s/>1</text:p>
      <text:p text:style-name="P1"><text:s text:c="2"/>[455,1] = <text:s/>2</text:p>
      <text:p text:style-name="P1"><text:s text:c="2"/>[456,1] = <text:s/>3</text:p>
      <text:p text:style-name="P1"><text:s text:c="2"/>[457,1] = <text:s/>1</text:p>
      <text:p text:style-name="P1"><text:s text:c="2"/>[458,1] = <text:s/>2</text:p>
      <text:p text:style-name="P1"><text:s text:c="2"/>[459,1] = <text:s/>3</text:p>
      <text:p text:style-name="P1"><text:s text:c="2"/>[460,1] = <text:s/>1</text:p>
      <text:p text:style-name="P1"><text:s text:c="2"/>[461,1] = <text:s/>2</text:p>
      <text:p text:style-name="P1"><text:s text:c="2"/>[462,1] = <text:s/>3</text:p>
      <text:p text:style-name="P1"><text:s text:c="2"/>[463,1] = <text:s/>1</text:p>
      <text:p text:style-name="P1"><text:s text:c="2"/>[464,1] = <text:s/>2</text:p>
      <text:p text:style-name="P1"><text:s text:c="2"/>[465,1] = <text:s/>3</text:p>
      <text:p text:style-name="P1"><text:s text:c="2"/>[466,1] = <text:s/>1</text:p>
      <text:p text:style-name="P1"><text:s text:c="2"/>[467,1] = <text:s/>2</text:p>
      <text:p text:style-name="P1"><text:s text:c="2"/>[468,1] = <text:s/>3</text:p>
      <text:p text:style-name="P1"><text:s text:c="2"/>[469,1] = <text:s/>1</text:p>
      <text:p text:style-name="P1"><text:s text:c="2"/>[470,1] = <text:s/>2</text:p>
      <text:p text:style-name="P1"><text:s text:c="2"/>[471,1] = <text:s/>3</text:p>
      <text:p text:style-name="P1"><text:s text:c="2"/>[472,1] = <text:s/>1</text:p>
      <text:p text:style-name="P1"><text:s text:c="2"/>[473,1] = <text:s/>2</text:p>
      <text:p text:style-name="P1"><text:s text:c="2"/>[474,1] = <text:s/>3</text:p>
      <text:p text:style-name="P1"><text:s text:c="2"/>[475,1] = <text:s/>1</text:p>
      <text:p text:style-name="P1"><text:s text:c="2"/>[476,1] = <text:s/>2</text:p>
      <text:p text:style-name="P1"><text:s text:c="2"/>[477,1] = <text:s/>3</text:p>
      <text:p text:style-name="P1"><text:s text:c="2"/>[478,1] = <text:s/>1</text:p>
      <text:p text:style-name="P1"><text:s text:c="2"/>[479,1] = <text:s/>2</text:p>
      <text:p text:style-name="P1"><text:s text:c="2"/>[480,1] = <text:s/>2</text:p>
      <text:p text:style-name="P1"><text:s text:c="2"/>[481,1] = <text:s/>1</text:p>
      <text:p text:style-name="P1"><text:s text:c="2"/>[482,1] = <text:s/>2</text:p>
      <text:p text:style-name="P1"><text:s text:c="2"/>[483,1] = <text:s/>2</text:p>
      <text:p text:style-name="P1"><text:s text:c="2"/>[484,1] = <text:s/>1</text:p>
      <text:p text:style-name="P1"><text:s text:c="2"/>[485,1] = <text:s/>2</text:p>
      <text:p text:style-name="P1"><text:s text:c="2"/>[486,1] = <text:s/>3</text:p>
      <text:p text:style-name="P1"><text:s text:c="2"/>[487,1] = <text:s/>1</text:p>
      <text:p text:style-name="P1"><text:s text:c="2"/>[488,1] = <text:s/>2</text:p>
      <text:p text:style-name="P1"><text:s text:c="2"/>[489,1] = <text:s/>2</text:p>
      <text:p text:style-name="P1"><text:s text:c="2"/>[490,1] = <text:s/>1</text:p>
      <text:p text:style-name="P1"><text:s text:c="2"/>[491,1] = <text:s/>2</text:p>
      <text:p text:style-name="P1"><text:s text:c="2"/>[492,1] = [](0x0)</text:p>
      <text:p text:style-name="P1"><text:s text:c="2"/>[493,1] = <text:s/>1</text:p>
      <text:p text:style-name="P1"><text:s text:c="2"/>[494,1] = <text:s/>2</text:p>
      <text:p text:style-name="P1"><text:soft-page-break/><text:s text:c="2"/>[495,1] = <text:s/>2</text:p>
      <text:p text:style-name="P1"><text:s text:c="2"/>[496,1] = <text:s/>1</text:p>
      <text:p text:style-name="P1"><text:s text:c="2"/>[497,1] = <text:s/>2</text:p>
      <text:p text:style-name="P1"><text:s text:c="2"/>[498,1] =</text:p>
      <text:p text:style-name="P1"/>
      <text:p text:style-name="P1"><text:s text:c="5"/>2 <text:s text:c="2"/>3</text:p>
      <text:p text:style-name="P1"/>
      <text:p text:style-name="P1"><text:s text:c="2"/>[499,1] = <text:s/>1</text:p>
      <text:p text:style-name="P1"><text:s text:c="2"/>[500,1] = <text:s/>2</text:p>
      <text:p text:style-name="P1"><text:s text:c="2"/>[501,1] = <text:s/>3</text:p>
      <text:p text:style-name="P1"><text:s text:c="2"/>[502,1] = <text:s/>1</text:p>
      <text:p text:style-name="P1"><text:s text:c="2"/>[503,1] = <text:s/>2</text:p>
      <text:p text:style-name="P1"><text:s text:c="2"/>[504,1] = <text:s/>3</text:p>
      <text:p text:style-name="P1"><text:s text:c="2"/>[505,1] = <text:s/>1</text:p>
      <text:p text:style-name="P1"><text:s text:c="2"/>[506,1] = <text:s/>2</text:p>
      <text:p text:style-name="P1"><text:s text:c="2"/>[507,1] = <text:s/>2</text:p>
      <text:p text:style-name="P1"><text:s text:c="2"/>[508,1] = <text:s/>1</text:p>
      <text:p text:style-name="P1"><text:s text:c="2"/>[509,1] = <text:s/>2</text:p>
      <text:p text:style-name="P1"><text:s text:c="2"/>[510,1] = <text:s/>2</text:p>
      <text:p text:style-name="P1"><text:s text:c="2"/>[511,1] = <text:s/>1</text:p>
      <text:p text:style-name="P1"><text:s text:c="2"/>[512,1] = <text:s/>2</text:p>
      <text:p text:style-name="P1"><text:s text:c="2"/>[513,1] = <text:s/>3</text:p>
      <text:p text:style-name="P1"><text:s text:c="2"/>[514,1] = <text:s/>1</text:p>
      <text:p text:style-name="P1"><text:s text:c="2"/>[515,1] = <text:s/>2</text:p>
      <text:p text:style-name="P1"><text:s text:c="2"/>[516,1] = <text:s/>3</text:p>
      <text:p text:style-name="P1"><text:s text:c="2"/>[517,1] = <text:s/>1</text:p>
      <text:p text:style-name="P1"><text:s text:c="2"/>[518,1] = <text:s/>2</text:p>
      <text:p text:style-name="P1"><text:s text:c="2"/>[519,1] = <text:s/>3</text:p>
      <text:p text:style-name="P1"><text:s text:c="2"/>[520,1] = <text:s/>1</text:p>
      <text:p text:style-name="P1"><text:s text:c="2"/>[521,1] = <text:s/>2</text:p>
      <text:p text:style-name="P1"><text:s text:c="2"/>[522,1] = <text:s/>3</text:p>
      <text:p text:style-name="P1"><text:s text:c="2"/>[523,1] = <text:s/>1</text:p>
      <text:p text:style-name="P1"><text:s text:c="2"/>[524,1] = <text:s/>2</text:p>
      <text:p text:style-name="P1"><text:s text:c="2"/>[525,1] = <text:s/>3</text:p>
      <text:p text:style-name="P1"><text:s text:c="2"/>[526,1] = <text:s/>1</text:p>
      <text:p text:style-name="P1"><text:s text:c="2"/>[527,1] = <text:s/>2</text:p>
      <text:p text:style-name="P1"><text:s text:c="2"/>[528,1] = <text:s/>3</text:p>
      <text:p text:style-name="P1"><text:s text:c="2"/>[529,1] = <text:s/>1</text:p>
      <text:p text:style-name="P1"><text:s text:c="2"/>[530,1] = <text:s/>2</text:p>
      <text:p text:style-name="P1"><text:s text:c="2"/>[531,1] = <text:s/>2</text:p>
      <text:p text:style-name="P1"><text:s text:c="2"/>[532,1] = <text:s/>1</text:p>
      <text:p text:style-name="P1"><text:s text:c="2"/>[533,1] = <text:s/>2</text:p>
      <text:p text:style-name="P1"><text:s text:c="2"/>[534,1] = <text:s/>3</text:p>
      <text:p text:style-name="P1"><text:s text:c="2"/>[535,1] = <text:s/>1</text:p>
      <text:p text:style-name="P1"><text:s text:c="2"/>[536,1] = <text:s/>2</text:p>
      <text:p text:style-name="P1"><text:s text:c="2"/>[537,1] = <text:s/>2</text:p>
      <text:p text:style-name="P1"><text:s text:c="2"/>[538,1] = <text:s/>1</text:p>
      <text:p text:style-name="P1"><text:s text:c="2"/>[539,1] = <text:s/>2</text:p>
      <text:p text:style-name="P1"><text:s text:c="2"/>[540,1] = <text:s/>3</text:p>
      <text:p text:style-name="P1"><text:s text:c="2"/>[541,1] = <text:s/>1</text:p>
      <text:p text:style-name="P1"><text:s text:c="2"/>[542,1] = <text:s/>2</text:p>
      <text:p text:style-name="P1"><text:s text:c="2"/>[543,1] = <text:s/>3</text:p>
      <text:p text:style-name="P1"><text:soft-page-break/><text:s text:c="2"/>[544,1] =</text:p>
      <text:p text:style-name="P1"/>
      <text:p text:style-name="P1"><text:s text:c="5"/>2 <text:s text:c="2"/>1</text:p>
      <text:p text:style-name="P1"/>
      <text:p text:style-name="P1"><text:s text:c="2"/>[545,1] = <text:s/>2</text:p>
      <text:p text:style-name="P1"><text:s text:c="2"/>[546,1] = <text:s/>3</text:p>
      <text:p text:style-name="P1"><text:s text:c="2"/>[547,1] = <text:s/>1</text:p>
      <text:p text:style-name="P1"><text:s text:c="2"/>[548,1] = <text:s/>2</text:p>
      <text:p text:style-name="P1"><text:s text:c="2"/>[549,1] = <text:s/>3</text:p>
      <text:p text:style-name="P1"><text:s text:c="2"/>[550,1] = <text:s/>1</text:p>
      <text:p text:style-name="P1"><text:s text:c="2"/>[551,1] = <text:s/>2</text:p>
      <text:p text:style-name="P1"><text:s text:c="2"/>[552,1] = <text:s/>2</text:p>
      <text:p text:style-name="P1"><text:s text:c="2"/>[553,1] = <text:s/>1</text:p>
      <text:p text:style-name="P1"><text:s text:c="2"/>[554,1] = <text:s/>2</text:p>
      <text:p text:style-name="P1"><text:s text:c="2"/>[555,1] = <text:s/>2</text:p>
      <text:p text:style-name="P1"><text:s text:c="2"/>[556,1] = <text:s/>1</text:p>
      <text:p text:style-name="P1"><text:s text:c="2"/>[557,1] = <text:s/>2</text:p>
      <text:p text:style-name="P1"><text:s text:c="2"/>[558,1] = <text:s/>2</text:p>
      <text:p text:style-name="P1"><text:s text:c="2"/>[559,1] = <text:s/>1</text:p>
      <text:p text:style-name="P1"><text:s text:c="2"/>[560,1] = <text:s/>2</text:p>
      <text:p text:style-name="P1"><text:s text:c="2"/>[561,1] = <text:s/>3</text:p>
      <text:p text:style-name="P1"><text:s text:c="2"/>[562,1] = <text:s/>1</text:p>
      <text:p text:style-name="P1"><text:s text:c="2"/>[563,1] = <text:s/>2</text:p>
      <text:p text:style-name="P1"><text:s text:c="2"/>[564,1] = <text:s/>3</text:p>
      <text:p text:style-name="P1"><text:s text:c="2"/>[565,1] = <text:s/>1</text:p>
      <text:p text:style-name="P1"><text:s text:c="2"/>[566,1] = <text:s/>2</text:p>
      <text:p text:style-name="P1"><text:s text:c="2"/>[567,1] = <text:s/>3</text:p>
      <text:p text:style-name="P1"><text:s text:c="2"/>[568,1] = <text:s/>1</text:p>
      <text:p text:style-name="P1"><text:s text:c="2"/>[569,1] = <text:s/>2</text:p>
      <text:p text:style-name="P1"><text:s text:c="2"/>[570,1] = <text:s/>3</text:p>
      <text:p text:style-name="P1"><text:s text:c="2"/>[571,1] = <text:s/>1</text:p>
      <text:p text:style-name="P1"><text:s text:c="2"/>[572,1] = <text:s/>2</text:p>
      <text:p text:style-name="P1"><text:s text:c="2"/>[573,1] = <text:s/>3</text:p>
      <text:p text:style-name="P1"><text:s text:c="2"/>[574,1] = <text:s/>1</text:p>
      <text:p text:style-name="P1"><text:s text:c="2"/>[575,1] = <text:s/>2</text:p>
      <text:p text:style-name="P1"><text:s text:c="2"/>[576,1] = <text:s/>3</text:p>
      <text:p text:style-name="P1"><text:s text:c="2"/>[577,1] = <text:s/>1</text:p>
      <text:p text:style-name="P1"><text:s text:c="2"/>[578,1] = <text:s/>2</text:p>
      <text:p text:style-name="P1"><text:s text:c="2"/>[579,1] = <text:s/>3</text:p>
      <text:p text:style-name="P1"><text:s text:c="2"/>[580,1] = <text:s/>1</text:p>
      <text:p text:style-name="P1"><text:s text:c="2"/>[581,1] = <text:s/>2</text:p>
      <text:p text:style-name="P1"><text:s text:c="2"/>[582,1] = <text:s/>3</text:p>
      <text:p text:style-name="P1"><text:s text:c="2"/>[583,1] = <text:s/>1</text:p>
      <text:p text:style-name="P1"><text:s text:c="2"/>[584,1] = <text:s/>2</text:p>
      <text:p text:style-name="P1"><text:s text:c="2"/>[585,1] = <text:s/>3</text:p>
      <text:p text:style-name="P1"><text:s text:c="2"/>[586,1] = <text:s/>1</text:p>
      <text:p text:style-name="P1"><text:s text:c="2"/>[587,1] = <text:s/>2</text:p>
      <text:p text:style-name="P1"><text:s text:c="2"/>[588,1] = <text:s/>2</text:p>
      <text:p text:style-name="P1"><text:s text:c="2"/>[589,1] =</text:p>
      <text:p text:style-name="P1"/>
      <text:p text:style-name="P1"><text:s text:c="5"/>3 <text:s text:c="2"/>2 <text:s text:c="2"/>1</text:p>
      <text:p text:style-name="P1"/>
      <text:p text:style-name="P1"><text:soft-page-break/><text:s text:c="2"/>[590,1] = <text:s/>2</text:p>
      <text:p text:style-name="P1"><text:s text:c="2"/>[591,1] = <text:s/>3</text:p>
      <text:p text:style-name="P1"><text:s text:c="2"/>[592,1] = <text:s/>1</text:p>
      <text:p text:style-name="P1"><text:s text:c="2"/>[593,1] = <text:s/>2</text:p>
      <text:p text:style-name="P1"><text:s text:c="2"/>[594,1] = <text:s/>2</text:p>
      <text:p text:style-name="P1"><text:s text:c="2"/>[595,1] = <text:s/>1</text:p>
      <text:p text:style-name="P1"><text:s text:c="2"/>[596,1] = <text:s/>2</text:p>
      <text:p text:style-name="P1"><text:s text:c="2"/>[597,1] = <text:s/>3</text:p>
      <text:p text:style-name="P1"><text:s text:c="2"/>[598,1] = <text:s/>1</text:p>
      <text:p text:style-name="P1"><text:s text:c="2"/>[599,1] = <text:s/>2</text:p>
      <text:p text:style-name="P1"><text:s text:c="2"/>[600,1] = <text:s/>3</text:p>
      <text:p text:style-name="P1"><text:s text:c="2"/>[601,1] =</text:p>
      <text:p text:style-name="P1"/>
      <text:p text:style-name="P1"><text:s text:c="5"/>2 <text:s text:c="2"/>2 <text:s text:c="2"/>2 <text:s text:c="2"/>2 <text:s text:c="2"/>1</text:p>
      <text:p text:style-name="P1"/>
      <text:p text:style-name="P1"><text:s text:c="2"/>[602,1] = <text:s/>2</text:p>
      <text:p text:style-name="P1"><text:s text:c="2"/>[603,1] = <text:s/>3</text:p>
      <text:p text:style-name="P1"><text:s text:c="2"/>[604,1] =</text:p>
      <text:p text:style-name="P1"/>
      <text:p text:style-name="P1"><text:s text:c="5"/>2 <text:s text:c="2"/>2 <text:s text:c="2"/>3 <text:s text:c="2"/>1</text:p>
      <text:p text:style-name="P1"/>
      <text:p text:style-name="P1"><text:s text:c="2"/>[605,1] = [](0x0)</text:p>
      <text:p text:style-name="P1"><text:s text:c="2"/>[606,1] = <text:s/>2</text:p>
      <text:p text:style-name="P1"><text:s text:c="2"/>[607,1] = <text:s/>1</text:p>
      <text:p text:style-name="P1"><text:s text:c="2"/>[608,1] = <text:s/>2</text:p>
      <text:p text:style-name="P1"><text:s text:c="2"/>[609,1] = <text:s/>3</text:p>
      <text:p text:style-name="P1"><text:s text:c="2"/>[610,1] = <text:s/>1</text:p>
      <text:p text:style-name="P1"><text:s text:c="2"/>[611,1] = <text:s/>2</text:p>
      <text:p text:style-name="P1"><text:s text:c="2"/>[612,1] = <text:s/>2</text:p>
      <text:p text:style-name="P1"><text:s text:c="2"/>[613,1] = <text:s/>1</text:p>
      <text:p text:style-name="P1"><text:s text:c="2"/>[614,1] = <text:s/>2</text:p>
      <text:p text:style-name="P1"><text:s text:c="2"/>[615,1] = <text:s/>2</text:p>
      <text:p text:style-name="P1"><text:s text:c="2"/>[616,1] = <text:s/>1</text:p>
      <text:p text:style-name="P1"><text:s text:c="2"/>[617,1] = <text:s/>2</text:p>
      <text:p text:style-name="P1"><text:s text:c="2"/>[618,1] = <text:s/>3</text:p>
      <text:p text:style-name="P1"><text:s text:c="2"/>[619,1] = <text:s/>1</text:p>
      <text:p text:style-name="P1"><text:s text:c="2"/>[620,1] = <text:s/>2</text:p>
      <text:p text:style-name="P1"><text:s text:c="2"/>[621,1] = <text:s/>3</text:p>
      <text:p text:style-name="P1"><text:s text:c="2"/>[622,1] = <text:s/>1</text:p>
      <text:p text:style-name="P1"><text:s text:c="2"/>[623,1] = <text:s/>2</text:p>
      <text:p text:style-name="P1"><text:s text:c="2"/>[624,1] = <text:s/>3</text:p>
      <text:p text:style-name="P1"><text:s text:c="2"/>[625,1] = <text:s/>1</text:p>
      <text:p text:style-name="P1"><text:s text:c="2"/>[626,1] = <text:s/>2</text:p>
      <text:p text:style-name="P1"><text:s text:c="2"/>[627,1] = <text:s/>3</text:p>
      <text:p text:style-name="P1"><text:s text:c="2"/>[628,1] = <text:s/>1</text:p>
      <text:p text:style-name="P1"><text:s text:c="2"/>[629,1] = <text:s/>2</text:p>
      <text:p text:style-name="P1"><text:s text:c="2"/>[630,1] = <text:s/>3</text:p>
      <text:p text:style-name="P1"><text:s text:c="2"/>[631,1] = <text:s/>1</text:p>
      <text:p text:style-name="P1"><text:s text:c="2"/>[632,1] = <text:s/>2</text:p>
      <text:p text:style-name="P1"><text:s text:c="2"/>[633,1] = <text:s/>3</text:p>
      <text:p text:style-name="P1"><text:s text:c="2"/>[634,1] = [](0x0)</text:p>
      <text:p text:style-name="P1"><text:s text:c="2"/>[635,1] =</text:p>
      <text:p text:style-name="P1"><text:soft-page-break/></text:p>
      <text:p text:style-name="P1"><text:s text:c="5"/>1 <text:s text:c="2"/>2</text:p>
      <text:p text:style-name="P1"/>
      <text:p text:style-name="P1"><text:s text:c="2"/>[636,1] = <text:s/>3</text:p>
      <text:p text:style-name="P1"><text:s text:c="2"/>[637,1] = <text:s/>1</text:p>
      <text:p text:style-name="P1"><text:s text:c="2"/>[638,1] = <text:s/>2</text:p>
      <text:p text:style-name="P1"><text:s text:c="2"/>[639,1] = <text:s/>3</text:p>
      <text:p text:style-name="P1"><text:s text:c="2"/>[640,1] = <text:s/>1</text:p>
      <text:p text:style-name="P1"><text:s text:c="2"/>[641,1] = <text:s/>2</text:p>
      <text:p text:style-name="P1"><text:s text:c="2"/>[642,1] = <text:s/>3</text:p>
      <text:p text:style-name="P1"><text:s text:c="2"/>[643,1] = <text:s/>1</text:p>
      <text:p text:style-name="P1"><text:s text:c="2"/>[644,1] = <text:s/>2</text:p>
      <text:p text:style-name="P1"><text:s text:c="2"/>[645,1] = <text:s/>3</text:p>
      <text:p text:style-name="P1"><text:s text:c="2"/>[646,1] = <text:s/>1</text:p>
      <text:p text:style-name="P1"><text:s text:c="2"/>[647,1] = <text:s/>2</text:p>
      <text:p text:style-name="P1"><text:s text:c="2"/>[648,1] = <text:s/>3</text:p>
      <text:p text:style-name="P1"><text:s text:c="2"/>[649,1] = <text:s/>1</text:p>
      <text:p text:style-name="P1"><text:s text:c="2"/>[650,1] = <text:s/>2</text:p>
      <text:p text:style-name="P1"><text:s text:c="2"/>[651,1] = <text:s/>3</text:p>
      <text:p text:style-name="P1"><text:s text:c="2"/>[652,1] = <text:s/>1</text:p>
      <text:p text:style-name="P1"><text:s text:c="2"/>[653,1] = <text:s/>2</text:p>
      <text:p text:style-name="P1"><text:s text:c="2"/>[654,1] = <text:s/>3</text:p>
      <text:p text:style-name="P1"><text:s text:c="2"/>[655,1] = <text:s/>1</text:p>
      <text:p text:style-name="P1"><text:s text:c="2"/>[656,1] = <text:s/>2</text:p>
      <text:p text:style-name="P1"><text:s text:c="2"/>[657,1] = <text:s/>2</text:p>
      <text:p text:style-name="P1"><text:s text:c="2"/>[658,1] = <text:s/>1</text:p>
      <text:p text:style-name="P1"><text:s text:c="2"/>[659,1] = <text:s/>2</text:p>
      <text:p text:style-name="P1"><text:s text:c="2"/>[660,1] = <text:s/>2</text:p>
      <text:p text:style-name="P1"><text:s text:c="2"/>[661,1] = <text:s/>1</text:p>
      <text:p text:style-name="P1"><text:s text:c="2"/>[662,1] = <text:s/>2</text:p>
      <text:p text:style-name="P1"><text:s text:c="2"/>[663,1] = <text:s/>3</text:p>
      <text:p text:style-name="P1"><text:s text:c="2"/>[664,1] = <text:s/>1</text:p>
      <text:p text:style-name="P1"><text:s text:c="2"/>[665,1] = <text:s/>2</text:p>
      <text:p text:style-name="P1"><text:s text:c="2"/>[666,1] = <text:s/>2</text:p>
      <text:p text:style-name="P1"><text:s text:c="2"/>[667,1] = <text:s/>1</text:p>
      <text:p text:style-name="P1"><text:s text:c="2"/>[668,1] = <text:s/>2</text:p>
      <text:p text:style-name="P1"><text:s text:c="2"/>[669,1] = <text:s/>3</text:p>
      <text:p text:style-name="P1"><text:s text:c="2"/>[670,1] = <text:s/>1</text:p>
      <text:p text:style-name="P1"><text:s text:c="2"/>[671,1] = <text:s/>2</text:p>
      <text:p text:style-name="P1"><text:s text:c="2"/>[672,1] = <text:s/>3</text:p>
      <text:p text:style-name="P1"><text:s text:c="2"/>[673,1] = <text:s/>1</text:p>
      <text:p text:style-name="P1"><text:s text:c="2"/>[674,1] = <text:s/>2</text:p>
      <text:p text:style-name="P1"><text:s text:c="2"/>[675,1] = <text:s/>3</text:p>
      <text:p text:style-name="P1"><text:s text:c="2"/>[676,1] = <text:s/>1</text:p>
      <text:p text:style-name="P1"><text:s text:c="2"/>[677,1] = <text:s/>2</text:p>
      <text:p text:style-name="P1"><text:s text:c="2"/>[678,1] = <text:s/>2</text:p>
      <text:p text:style-name="P1"><text:s text:c="2"/>[679,1] = <text:s/>1</text:p>
      <text:p text:style-name="P1"><text:s text:c="2"/>[680,1] = <text:s/>2</text:p>
      <text:p text:style-name="P1"><text:s text:c="2"/>[681,1] = <text:s/>2</text:p>
      <text:p text:style-name="P1"><text:s text:c="2"/>[682,1] = <text:s/>1</text:p>
      <text:p text:style-name="P1"><text:s text:c="2"/>[683,1] = <text:s/>2</text:p>
      <text:p text:style-name="P1"><text:s text:c="2"/>[684,1] = <text:s/>3</text:p>
      <text:p text:style-name="P1"><text:soft-page-break/><text:s text:c="2"/>[685,1] = <text:s/>1</text:p>
      <text:p text:style-name="P1"><text:s text:c="2"/>[686,1] = <text:s/>2</text:p>
      <text:p text:style-name="P1"><text:s text:c="2"/>[687,1] = <text:s/>3</text:p>
      <text:p text:style-name="P1"><text:s text:c="2"/>[688,1] = <text:s/>1</text:p>
      <text:p text:style-name="P1"><text:s text:c="2"/>[689,1] = <text:s/>2</text:p>
      <text:p text:style-name="P1"><text:s text:c="2"/>[690,1] = <text:s/>2</text:p>
      <text:p text:style-name="P1"><text:s text:c="2"/>[691,1] = <text:s/>1</text:p>
      <text:p text:style-name="P1"><text:s text:c="2"/>[692,1] = <text:s/>2</text:p>
      <text:p text:style-name="P1"><text:s text:c="2"/>[693,1] = <text:s/>2</text:p>
      <text:p text:style-name="P1"><text:s text:c="2"/>[694,1] = <text:s/>1</text:p>
      <text:p text:style-name="P1"><text:s text:c="2"/>[695,1] = <text:s/>2</text:p>
      <text:p text:style-name="P1"><text:s text:c="2"/>[696,1] = <text:s/>3</text:p>
      <text:p text:style-name="P1"><text:s text:c="2"/>[697,1] = <text:s/>1</text:p>
      <text:p text:style-name="P1"><text:s text:c="2"/>[698,1] = <text:s/>2</text:p>
      <text:p text:style-name="P1"><text:s text:c="2"/>[699,1] = <text:s/>3</text:p>
      <text:p text:style-name="P1"><text:s text:c="2"/>[700,1] = <text:s/>1</text:p>
      <text:p text:style-name="P1"><text:s text:c="2"/>[701,1] = <text:s/>2</text:p>
      <text:p text:style-name="P1"><text:s text:c="2"/>[702,1] = <text:s/>2</text:p>
      <text:p text:style-name="P1"><text:s text:c="2"/>[703,1] = <text:s/>1</text:p>
      <text:p text:style-name="P1"><text:s text:c="2"/>[704,1] = <text:s/>2</text:p>
      <text:p text:style-name="P1"><text:s text:c="2"/>[705,1] = <text:s/>3</text:p>
      <text:p text:style-name="P1"><text:s text:c="2"/>[706,1] = <text:s/>1</text:p>
      <text:p text:style-name="P1"><text:s text:c="2"/>[707,1] = <text:s/>2</text:p>
      <text:p text:style-name="P1"><text:s text:c="2"/>[708,1] = <text:s/>3</text:p>
      <text:p text:style-name="P1"><text:s text:c="2"/>[709,1] = <text:s/>1</text:p>
      <text:p text:style-name="P1"><text:s text:c="2"/>[710,1] = <text:s/>2</text:p>
      <text:p text:style-name="P1"><text:s text:c="2"/>[711,1] = <text:s/>3</text:p>
      <text:p text:style-name="P1"><text:s text:c="2"/>[712,1] = <text:s/>1</text:p>
      <text:p text:style-name="P1"><text:s text:c="2"/>[713,1] = <text:s/>2</text:p>
      <text:p text:style-name="P1"><text:s text:c="2"/>[714,1] =</text:p>
      <text:p text:style-name="P1"/>
      <text:p text:style-name="P1"><text:s text:c="5"/>3 <text:s text:c="2"/>2</text:p>
      <text:p text:style-name="P1"/>
      <text:p text:style-name="P1"><text:s text:c="2"/>[715,1] =</text:p>
      <text:p text:style-name="P1"/>
      <text:p text:style-name="P1"><text:s text:c="5"/>2 <text:s text:c="2"/>1</text:p>
      <text:p text:style-name="P1"/>
      <text:p text:style-name="P1"><text:s text:c="2"/>[716,1] = <text:s/>2</text:p>
      <text:p text:style-name="P1"><text:s text:c="2"/>[717,1] = <text:s/>3</text:p>
      <text:p text:style-name="P1"><text:s text:c="2"/>[718,1] = <text:s/>1</text:p>
      <text:p text:style-name="P1"><text:s text:c="2"/>[719,1] = <text:s/>2</text:p>
      <text:p text:style-name="P1"><text:s text:c="2"/>[720,1] = <text:s/>2</text:p>
      <text:p text:style-name="P1"><text:s text:c="2"/>[721,1] = <text:s/>1</text:p>
      <text:p text:style-name="P1"><text:s text:c="2"/>[722,1] = <text:s/>2</text:p>
      <text:p text:style-name="P1"><text:s text:c="2"/>[723,1] = <text:s/>2</text:p>
      <text:p text:style-name="P1"><text:s text:c="2"/>[724,1] = <text:s/>1</text:p>
      <text:p text:style-name="P1"><text:s text:c="2"/>[725,1] = <text:s/>2</text:p>
      <text:p text:style-name="P1"><text:s text:c="2"/>[726,1] = <text:s/>3</text:p>
      <text:p text:style-name="P1"><text:s text:c="2"/>[727,1] = <text:s/>1</text:p>
      <text:p text:style-name="P1"><text:s text:c="2"/>[728,1] = <text:s/>2</text:p>
      <text:p text:style-name="P1"><text:s text:c="2"/>[729,1] = <text:s/>3</text:p>
      <text:p text:style-name="P1"><text:s text:c="2"/>[730,1] = <text:s/>1</text:p>
      <text:p text:style-name="P1"><text:soft-page-break/><text:s text:c="2"/>[731,1] = <text:s/>2</text:p>
      <text:p text:style-name="P1"><text:s text:c="2"/>[732,1] = <text:s/>3</text:p>
      <text:p text:style-name="P1"><text:s text:c="2"/>[733,1] = <text:s/>1</text:p>
      <text:p text:style-name="P1"><text:s text:c="2"/>[734,1] = <text:s/>2</text:p>
      <text:p text:style-name="P1"><text:s text:c="2"/>[735,1] =</text:p>
      <text:p text:style-name="P1"/>
      <text:p text:style-name="P1"><text:s text:c="5"/>2 <text:s text:c="2"/>3</text:p>
      <text:p text:style-name="P1"/>
      <text:p text:style-name="P1"><text:s text:c="2"/>[736,1] = <text:s/>1</text:p>
      <text:p text:style-name="P1"><text:s text:c="2"/>[737,1] = <text:s/>2</text:p>
      <text:p text:style-name="P1"><text:s text:c="2"/>[738,1] = <text:s/>3</text:p>
      <text:p text:style-name="P1"><text:s text:c="2"/>[739,1] = <text:s/>1</text:p>
      <text:p text:style-name="P1"><text:s text:c="2"/>[740,1] = <text:s/>2</text:p>
      <text:p text:style-name="P1"><text:s text:c="2"/>[741,1] = <text:s/>3</text:p>
      <text:p text:style-name="P1"><text:s text:c="2"/>[742,1] = <text:s/>1</text:p>
      <text:p text:style-name="P1"><text:s text:c="2"/>[743,1] = <text:s/>2</text:p>
      <text:p text:style-name="P1"><text:s text:c="2"/>[744,1] = <text:s/>3</text:p>
      <text:p text:style-name="P1"><text:s text:c="2"/>[745,1] = <text:s/>1</text:p>
      <text:p text:style-name="P1"><text:s text:c="2"/>[746,1] = <text:s/>2</text:p>
      <text:p text:style-name="P1"><text:s text:c="2"/>[747,1] = <text:s/>2</text:p>
      <text:p text:style-name="P1"><text:s text:c="2"/>[748,1] = <text:s/>1</text:p>
      <text:p text:style-name="P1"><text:s text:c="2"/>[749,1] = <text:s/>2</text:p>
      <text:p text:style-name="P1"><text:s text:c="2"/>[750,1] = <text:s/>3</text:p>
      <text:p text:style-name="P1">}</text:p>
      <text:p text:style-name="P1"/>
      <text:p text:style-name="P1"/>
      <text:p text:style-name="P1"># Created by Octave 4.2.2, Wed Dec 09 19:29:30 2020 -03 &lt;root@patricia-P5K-SE&gt;</text:p>
      <text:p text:style-name="P1"># name: SUBJECT</text:p>
      <text:p text:style-name="P1"># type: sq_string</text:p>
      <text:p text:style-name="P1"># elements: 1</text:p>
      <text:p text:style-name="P1"># length: 3</text:p>
      <text:p text:style-name="P1">010</text:p>
      <text:p text:style-name="P1"/>
      <text:p text:style-name="P1"/>
      <text:p text:style-name="P1"># name: age</text:p>
      <text:p text:style-name="P1"># type: sq_string</text:p>
      <text:p text:style-name="P1"># elements: 1</text:p>
      <text:p text:style-name="P1"># length: 2</text:p>
      <text:p text:style-name="P1">23</text:p>
      <text:p text:style-name="P1"/>
      <text:p text:style-name="P1"/>
      <text:p text:style-name="P1"># name: vet</text:p>
      <text:p text:style-name="P1"># type: matrix</text:p>
      <text:p text:style-name="P1"># rows: 1</text:p>
      <text:p text:style-name="P1"># columns: 6</text:p>
      <text:p text:style-name="P1"><text:s/>1 1 2 2 3 3</text:p>
      <text:p text:style-name="P1"/>
      <text:p text:style-name="P1"/>
      <text:p text:style-name="P1"># name: rvet</text:p>
      <text:p text:style-name="P1"># type: matrix</text:p>
      <text:p text:style-name="P1"># rows: 1</text:p>
      <text:p text:style-name="P1"># columns: 6</text:p>
      <text:p text:style-name="P1"><text:soft-page-break/><text:s/>4 2 6 3 1 5</text:p>
      <text:p text:style-name="P1"/>
      <text:p text:style-name="P1"/>
      <text:p text:style-name="P1"># name: response</text:p>
      <text:p text:style-name="P1"># type: cell</text:p>
      <text:p text:style-name="P1"># rows: 6</text:p>
      <text:p text:style-name="P1"># columns: 1</text:p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1 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/>
      <text:p text:style-name="P1"/>
      <text:p text:style-name="P1"/>
      <text:p text:style-name="P1"># name: rt1</text:p>
      <text:p text:style-name="P1"># type: matrix</text:p>
      <text:p text:style-name="P1"># rows: 6</text:p>
      <text:p text:style-name="P1"># columns: 1</text:p>
      <text:p text:style-name="P1"><text:s/>0.3375439643859863</text:p>
      <text:p text:style-name="P1"><text:s/>0.283473014831543</text:p>
      <text:p text:style-name="P1"><text:s/>0.165316104888916</text:p>
      <text:p text:style-name="P1"><text:s/>0.2517499923706055</text:p>
      <text:p text:style-name="P1"><text:soft-page-break/><text:s/>0.1095418930053711</text:p>
      <text:p text:style-name="P1"><text:s/>0.0868079662322998</text:p>
      <text:p text:style-name="P1"/>
      <text:p text:style-name="P1"/>
      <text:p text:style-name="P1"># name: antecipatedresponse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avg</text:p>
      <text:p text:style-name="P1"># type: scalar</text:p>
      <text:p text:style-name="P1">0.2057388226191203</text:p>
      <text:p text:style-name="P1"/>
      <text:p text:style-name="P1"/>
      <text:p text:style-name="P1"># name: seq</text:p>
      <text:p text:style-name="P1"># type: matrix</text:p>
      <text:p text:style-name="P1"># rows: 1</text:p>
      <text:p text:style-name="P1"># columns: 750</text:p>
      <text:p text:style-name="P1"><text:s/>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3 1 2 3 1 2 2 1 2 2 1 2 2 1 2 3 1 2 3 1 2 3 1 2 3 1 2 3 1 2 3 1 2 3 1 2 3 1 2 2 1 2 2 1 2 3 1 2 3 1 2 3 1 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1 2 3 1 2 3 1 2 3 1 2 3 1 2 3 1 2 3 1 2 2 1 2 2 1 2 3 1 2 2 1 2 3 1 2 3 1 2 3 1 2 2 1 2 2 1 2 3 1 2 3 1 2 2 1 2 2 1 2 3 1 2 3 1 2 2 1 2 3 1 2 3 1 2 3 1 2 2 1 2 3 1 2 2 1 2 2 1 2 3 1 2 3 1 2 3 1 2 3 1 2 3 1 2 3 1 2 3 1 2 2 1 2 3</text:p>
      <text:p text:style-name="P1"/>
      <text:p text:style-name="P1"/>
      <text:p text:style-name="P1"># name: responseTeste</text:p>
      <text:p text:style-name="P1"># type: cell</text:p>
      <text:p text:style-name="P1"># rows: 750</text:p>
      <text:p text:style-name="P1"># columns: 1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1</text:p>
      <text:p text:style-name="P1"># columns: 2</text:p>
      <text:p text:style-name="P1"><text:s/>1 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<text:soft-page-break/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1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1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<text:soft-page-break/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<text:soft-page-break/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<text:soft-page-break/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<text:soft-page-break/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<text:soft-page-break/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<text:soft-page-break/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<text:soft-page-break/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<text:soft-page-break/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<text:soft-page-break/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<text:soft-page-break/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<text:soft-page-break/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1</text:p>
      <text:p text:style-name="P1"># columns: 2</text:p>
      <text:p text:style-name="P1"><text:s/>1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1</text:p>
      <text:p text:style-name="P1"># columns: 3</text:p>
      <text:p text:style-name="P1"><text:s/>3 2 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1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1 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<text:soft-page-break/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<text:soft-page-break/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<text:soft-page-break/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<text:soft-page-break/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<text:soft-page-break/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<text:soft-page-break/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<text:soft-page-break/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<text:soft-page-break/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3</text:p>
      <text:p text:style-name="P1"><text:s/>3 2 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5</text:p>
      <text:p text:style-name="P1"><text:s/>2 2 2 2 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4</text:p>
      <text:p text:style-name="P1"><text:soft-page-break/><text:s/>2 2 3 1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<text:soft-page-break/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1</text:p>
      <text:p text:style-name="P1"># columns: 2</text:p>
      <text:p text:style-name="P1"><text:s/>1 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<text:soft-page-break/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<text:soft-page-break/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<text:soft-page-break/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<text:soft-page-break/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/>
      <text:p text:style-name="P1"/>
      <text:p text:style-name="P1"/>
      <text:p text:style-name="P1"># name: rt2</text:p>
      <text:p text:style-name="P1"># type: matrix</text:p>
      <text:p text:style-name="P1"># rows: 750</text:p>
      <text:p text:style-name="P1"># columns: 1</text:p>
      <text:p text:style-name="P1"><text:s/>4.964096069335938</text:p>
      <text:p text:style-name="P1"><text:s/>0.2392020225524902</text:p>
      <text:p text:style-name="P1"><text:s/>0.3885438442230225</text:p>
      <text:p text:style-name="P1"><text:s/>0.2049839496612549</text:p>
      <text:p text:style-name="P1"><text:s/>0.2211787700653076</text:p>
      <text:p text:style-name="P1"><text:s/>0.07053709030151367</text:p>
      <text:p text:style-name="P1"><text:s/>0.09858489036560059</text:p>
      <text:p text:style-name="P1"><text:s/>0.1035749912261963</text:p>
      <text:p text:style-name="P1"><text:s/>1.684669971466064</text:p>
      <text:p text:style-name="P1"><text:s/>0.1260149478912354</text:p>
      <text:p text:style-name="P1"><text:s/>0.3078670501708984</text:p>
      <text:p text:style-name="P1"><text:s/>1.489364147186279</text:p>
      <text:p text:style-name="P1"><text:s/>0.1090121269226074</text:p>
      <text:p text:style-name="P1"><text:s/>0.07017397880554199</text:p>
      <text:p text:style-name="P1"><text:s/>0.07024884223937988</text:p>
      <text:p text:style-name="P1"><text:s/>0.07637500762939453</text:p>
      <text:p text:style-name="P1"><text:s/>1.060919046401978</text:p>
      <text:p text:style-name="P1"><text:s/>0.2814168930053711</text:p>
      <text:p text:style-name="P1"><text:s/>0.2943391799926758</text:p>
      <text:p text:style-name="P1"><text:s/>1.251368999481201</text:p>
      <text:p text:style-name="P1"><text:s/>0.3767328262329102</text:p>
      <text:p text:style-name="P1"><text:s/>0.1824688911437988</text:p>
      <text:p text:style-name="P1"><text:s/>0.08709287643432617</text:p>
      <text:p text:style-name="P1"><text:s/>0.04192709922790527</text:p>
      <text:p text:style-name="P1"><text:s/>0.05858898162841797</text:p>
      <text:p text:style-name="P1"><text:s/>1.089500904083252</text:p>
      <text:p text:style-name="P1"><text:s/>1.563329935073853</text:p>
      <text:p text:style-name="P1"><text:s/>0.0983431339263916</text:p>
      <text:p text:style-name="P1"><text:s/>1.076736927032471</text:p>
      <text:p text:style-name="P1"><text:s/>0.08679986000061035</text:p>
      <text:p text:style-name="P1"><text:soft-page-break/><text:s/>0.03646707534790039</text:p>
      <text:p text:style-name="P1"><text:s/>1.425609111785889</text:p>
      <text:p text:style-name="P1"><text:s/>0.3104310035705566</text:p>
      <text:p text:style-name="P1"><text:s/>0.1985569000244141</text:p>
      <text:p text:style-name="P1"><text:s/>0.01373791694641113</text:p>
      <text:p text:style-name="P1"><text:s/>0.08680415153503418</text:p>
      <text:p text:style-name="P1"><text:s/>0.1539828777313232</text:p>
      <text:p text:style-name="P1"><text:s/>0.05899405479431152</text:p>
      <text:p text:style-name="P1"><text:s/>1.405515909194946</text:p>
      <text:p text:style-name="P1"><text:s/>0.09245181083679199</text:p>
      <text:p text:style-name="P1"><text:s/>0.05321097373962402</text:p>
      <text:p text:style-name="P1"><text:s/>0.03700590133666992</text:p>
      <text:p text:style-name="P1"><text:s/>0.03138494491577148</text:p>
      <text:p text:style-name="P1"><text:s/>1.139190912246704</text:p>
      <text:p text:style-name="P1"><text:s/>0.08115696907043457</text:p>
      <text:p text:style-name="P1"><text:s/>0.03640413284301758</text:p>
      <text:p text:style-name="P1"><text:s/>0.03664207458496094</text:p>
      <text:p text:style-name="P1"><text:s/>0.103626012802124</text:p>
      <text:p text:style-name="P1"><text:s/>0.04850101470947266</text:p>
      <text:p text:style-name="P1"><text:s/>0.05310893058776855</text:p>
      <text:p text:style-name="P1"><text:s/>0.0429539680480957</text:p>
      <text:p text:style-name="P1"><text:s/>0.05351495742797852</text:p>
      <text:p text:style-name="P1"><text:s/>0.01955604553222656</text:p>
      <text:p text:style-name="P1"><text:s/>0.04770898818969727</text:p>
      <text:p text:style-name="P1"><text:s/>0.03077316284179688</text:p>
      <text:p text:style-name="P1"><text:s/>1.259351015090942</text:p>
      <text:p text:style-name="P1"><text:s/>0.2576780319213867</text:p>
      <text:p text:style-name="P1"><text:s/>0.0586240291595459</text:p>
      <text:p text:style-name="P1"><text:s/>1.392014026641846</text:p>
      <text:p text:style-name="P1"><text:s/>0.3473958969116211</text:p>
      <text:p text:style-name="P1"><text:s/>0.1721129417419434</text:p>
      <text:p text:style-name="P1"><text:s/>0.07647800445556641</text:p>
      <text:p text:style-name="P1"><text:s/>0.0314178466796875</text:p>
      <text:p text:style-name="P1"><text:s/>0.04347014427185059</text:p>
      <text:p text:style-name="P1"><text:s/>0.1320359706878662</text:p>
      <text:p text:style-name="P1"><text:s/>0.1101858615875244</text:p>
      <text:p text:style-name="P1"><text:s/>0.03081893920898438</text:p>
      <text:p text:style-name="P1"><text:s/>0.03077507019042969</text:p>
      <text:p text:style-name="P1"><text:s/>0.03717303276062012</text:p>
      <text:p text:style-name="P1"><text:s/>0.008760929107666016</text:p>
      <text:p text:style-name="P1"><text:s/>1.252887010574341</text:p>
      <text:p text:style-name="P1"><text:s/>0.08107900619506836</text:p>
      <text:p text:style-name="P1"><text:s/>0.03673791885375977</text:p>
      <text:p text:style-name="P1"><text:s/>0.9889500141143799</text:p>
      <text:p text:style-name="P1"><text:s/>0.1093199253082275</text:p>
      <text:p text:style-name="P1"><text:s/>0.03077006340026855</text:p>
      <text:p text:style-name="P1"><text:s/>0.008267879486083984</text:p>
      <text:p text:style-name="P1"><text:s/>0.08737587928771973</text:p>
      <text:p text:style-name="P1"><text:s/>0.009061098098754883</text:p>
      <text:p text:style-name="P1"><text:s/>0.03106403350830078</text:p>
      <text:p text:style-name="P1"><text:s/>0.08674192428588867</text:p>
      <text:p text:style-name="P1"><text:s/>0.09269189834594727</text:p>
      <text:p text:style-name="P1"><text:soft-page-break/><text:s/>1.127495050430298</text:p>
      <text:p text:style-name="P1"><text:s/>0.1204249858856201</text:p>
      <text:p text:style-name="P1"><text:s/>0.09223294258117676</text:p>
      <text:p text:style-name="P1"><text:s/>1.196242094039917</text:p>
      <text:p text:style-name="P1"><text:s/>0.1214940547943115</text:p>
      <text:p text:style-name="P1"><text:s/>0.1092631816864014</text:p>
      <text:p text:style-name="P1"><text:s/>1.13357400894165</text:p>
      <text:p text:style-name="P1"><text:s/>0.3231680393218994</text:p>
      <text:p text:style-name="P1"><text:s/>0.137394905090332</text:p>
      <text:p text:style-name="P1"><text:s/>0.01416802406311035</text:p>
      <text:p text:style-name="P1"><text:s/>0.0701138973236084</text:p>
      <text:p text:style-name="P1"><text:s/>1.228605031967163</text:p>
      <text:p text:style-name="P1"><text:s/>0.0642390251159668</text:p>
      <text:p text:style-name="P1"><text:s/>0.1036999225616455</text:p>
      <text:p text:style-name="P1"><text:s/>0.0699150562286377</text:p>
      <text:p text:style-name="P1"><text:s/>0.01393580436706543</text:p>
      <text:p text:style-name="P1"><text:s/>0.09786415100097656</text:p>
      <text:p text:style-name="P1"><text:s/>0.02016592025756836</text:p>
      <text:p text:style-name="P1"><text:s/>1.162887096405029</text:p>
      <text:p text:style-name="P1"><text:s/>0.05384087562561035</text:p>
      <text:p text:style-name="P1"><text:s/>0.01955294609069824</text:p>
      <text:p text:style-name="P1"><text:s/>0.008247852325439453</text:p>
      <text:p text:style-name="P1"><text:s/>0.2329530715942383</text:p>
      <text:p text:style-name="P1"><text:s/>0.2241439819335938</text:p>
      <text:p text:style-name="P1"><text:s/>1.144830942153931</text:p>
      <text:p text:style-name="P1"><text:s/>0.05332589149475098</text:p>
      <text:p text:style-name="P1"><text:s/>0.03105521202087402</text:p>
      <text:p text:style-name="P1"><text:s/>0.03632211685180664</text:p>
      <text:p text:style-name="P1"><text:s/>0.05420398712158203</text:p>
      <text:p text:style-name="P1"><text:s/>0.01665306091308594</text:p>
      <text:p text:style-name="P1"><text:s/>0.05374908447265625</text:p>
      <text:p text:style-name="P1"><text:s/>0.1265368461608887</text:p>
      <text:p text:style-name="P1"><text:s/>0.01988506317138672</text:p>
      <text:p text:style-name="P1"><text:s/>0.182304859161377</text:p>
      <text:p text:style-name="P1"><text:s/>0.08717203140258789</text:p>
      <text:p text:style-name="P1"><text:s/>1.219999074935913</text:p>
      <text:p text:style-name="P1"><text:s/>1.252345085144043</text:p>
      <text:p text:style-name="P1"><text:s/>0.3257749080657959</text:p>
      <text:p text:style-name="P1"><text:s/>0.2775177955627441</text:p>
      <text:p text:style-name="P1"><text:s/>1.36768102645874</text:p>
      <text:p text:style-name="P1"><text:s/>0.143402099609375</text:p>
      <text:p text:style-name="P1"><text:s/>0.06422901153564453</text:p>
      <text:p text:style-name="P1"><text:s/>0.109004020690918</text:p>
      <text:p text:style-name="P1"><text:s/>0.08207011222839355</text:p>
      <text:p text:style-name="P1"><text:s/>0.0143120288848877</text:p>
      <text:p text:style-name="P1"><text:s/>0.02054786682128906</text:p>
      <text:p text:style-name="P1"><text:s/>0.1540100574493408</text:p>
      <text:p text:style-name="P1"><text:s/>0.02571392059326172</text:p>
      <text:p text:style-name="P1"><text:s/>1.062827110290527</text:p>
      <text:p text:style-name="P1"><text:s/>0.1428561210632324</text:p>
      <text:p text:style-name="P1"><text:s/>0.01995015144348145</text:p>
      <text:p text:style-name="P1"><text:s/>0.01441717147827148</text:p>
      <text:p text:style-name="P1"><text:soft-page-break/><text:s/>0.08180713653564453</text:p>
      <text:p text:style-name="P1"><text:s/>1.274734020233154</text:p>
      <text:p text:style-name="P1"><text:s/>0.03088188171386719</text:p>
      <text:p text:style-name="P1"><text:s/>0.08748006820678711</text:p>
      <text:p text:style-name="P1"><text:s/>0.08775019645690918</text:p>
      <text:p text:style-name="P1"><text:s/>1.267913818359375</text:p>
      <text:p text:style-name="P1"><text:s/>0.2547831535339355</text:p>
      <text:p text:style-name="P1"><text:s/>0.1487219333648682</text:p>
      <text:p text:style-name="P1"><text:s/>0.09310579299926758</text:p>
      <text:p text:style-name="P1"><text:s/>0.131648063659668</text:p>
      <text:p text:style-name="P1"><text:s/>0.13232421875</text:p>
      <text:p text:style-name="P1"><text:s/>0.003383159637451172</text:p>
      <text:p text:style-name="P1"><text:s/>1.381498098373413</text:p>
      <text:p text:style-name="P1"><text:s/>0.1208491325378418</text:p>
      <text:p text:style-name="P1"><text:s/>1.062114000320435</text:p>
      <text:p text:style-name="P1"><text:s/>0.3107929229736328</text:p>
      <text:p text:style-name="P1"><text:s/>0.6069560050964355</text:p>
      <text:p text:style-name="P1"><text:s/>0.08698606491088867</text:p>
      <text:p text:style-name="P1"><text:s/>0.0868840217590332</text:p>
      <text:p text:style-name="P1"><text:s/>0.07554316520690918</text:p>
      <text:p text:style-name="P1"><text:s/>1.098676919937134</text:p>
      <text:p text:style-name="P1"><text:s/>0.1762320995330811</text:p>
      <text:p text:style-name="P1"><text:s/>0.08897995948791504</text:p>
      <text:p text:style-name="P1"><text:s/>0.01973795890808105</text:p>
      <text:p text:style-name="P1"><text:s/>0.09367513656616211</text:p>
      <text:p text:style-name="P1"><text:s/>0.02546286582946777</text:p>
      <text:p text:style-name="P1"><text:s/>0.3047399520874023</text:p>
      <text:p text:style-name="P1"><text:s/>0.2055919170379639</text:p>
      <text:p text:style-name="P1"><text:s/>0.01958417892456055</text:p>
      <text:p text:style-name="P1"><text:s/>0.09236693382263184</text:p>
      <text:p text:style-name="P1"><text:s/>0.05344319343566895</text:p>
      <text:p text:style-name="P1"><text:s/>0.01389598846435547</text:p>
      <text:p text:style-name="P1"><text:s/>0.01990818977355957</text:p>
      <text:p text:style-name="P1"><text:s/>0.05319404602050781</text:p>
      <text:p text:style-name="P1"><text:s/>0.01967597007751465</text:p>
      <text:p text:style-name="P1"><text:s/>0.009773969650268555</text:p>
      <text:p text:style-name="P1"><text:s/>0.07057690620422363</text:p>
      <text:p text:style-name="P1"><text:s/>0.01362800598144531</text:p>
      <text:p text:style-name="P1"><text:s/>0.02511906623840332</text:p>
      <text:p text:style-name="P1"><text:s/>0.01390600204467773</text:p>
      <text:p text:style-name="P1"><text:s/>1.17902684211731</text:p>
      <text:p text:style-name="P1"><text:s/>0.1035308837890625</text:p>
      <text:p text:style-name="P1"><text:s/>0.1205089092254639</text:p>
      <text:p text:style-name="P1"><text:s/>0.07687282562255859</text:p>
      <text:p text:style-name="P1"><text:s/>1.005826950073242</text:p>
      <text:p text:style-name="P1"><text:s/>0.07081508636474609</text:p>
      <text:p text:style-name="P1"><text:s/>0.07651305198669434</text:p>
      <text:p text:style-name="P1"><text:s/>1.139120101928711</text:p>
      <text:p text:style-name="P1"><text:s/>0.07020092010498047</text:p>
      <text:p text:style-name="P1"><text:s/>0.06988215446472168</text:p>
      <text:p text:style-name="P1"><text:s/>1.053105115890503</text:p>
      <text:p text:style-name="P1"><text:s/>0.02512407302856445</text:p>
      <text:p text:style-name="P1"><text:soft-page-break/><text:s/>0.02517414093017578</text:p>
      <text:p text:style-name="P1"><text:s/>1.274722814559937</text:p>
      <text:p text:style-name="P1"><text:s/>0.05312609672546387</text:p>
      <text:p text:style-name="P1"><text:s/>0.03700113296508789</text:p>
      <text:p text:style-name="P1"><text:s/>1.185045003890991</text:p>
      <text:p text:style-name="P1"><text:s/>0.07568717002868652</text:p>
      <text:p text:style-name="P1"><text:s/>0.05895805358886719</text:p>
      <text:p text:style-name="P1"><text:s/>0.05346512794494629</text:p>
      <text:p text:style-name="P1"><text:s/>0.1034121513366699</text:p>
      <text:p text:style-name="P1"><text:s/>0.02090191841125488</text:p>
      <text:p text:style-name="P1"><text:s/>1.196722984313965</text:p>
      <text:p text:style-name="P1"><text:s/>0.06447100639343262</text:p>
      <text:p text:style-name="P1"><text:s/>0.0471489429473877</text:p>
      <text:p text:style-name="P1"><text:s/>0.04241585731506348</text:p>
      <text:p text:style-name="P1"><text:s/>0.01407384872436523</text:p>
      <text:p text:style-name="P1"><text:s/>0.05866694450378418</text:p>
      <text:p text:style-name="P1"><text:s/>0.01390504837036133</text:p>
      <text:p text:style-name="P1"><text:s/>0.1202108860015869</text:p>
      <text:p text:style-name="P1"><text:s/>0.0753939151763916</text:p>
      <text:p text:style-name="P1"><text:s/>0.02063107490539551</text:p>
      <text:p text:style-name="P1"><text:s/>0.07550501823425293</text:p>
      <text:p text:style-name="P1"><text:s/>0</text:p>
      <text:p text:style-name="P1"><text:s/>0.01954793930053711</text:p>
      <text:p text:style-name="P1"><text:s/>0.1593821048736572</text:p>
      <text:p text:style-name="P1"><text:s/>0.01388096809387207</text:p>
      <text:p text:style-name="P1"><text:s/>1.250960111618042</text:p>
      <text:p text:style-name="P1"><text:s/>0.1036350727081299</text:p>
      <text:p text:style-name="P1"><text:s/>0.009243965148925781</text:p>
      <text:p text:style-name="P1"><text:s/>1.051429986953735</text:p>
      <text:p text:style-name="P1"><text:s/>0.1258018016815186</text:p>
      <text:p text:style-name="P1"><text:s/>0.03635621070861816</text:p>
      <text:p text:style-name="P1"><text:s/>1.162370204925537</text:p>
      <text:p text:style-name="P1"><text:s/>0.08103299140930176</text:p>
      <text:p text:style-name="P1"><text:s/>0.09823489189147949</text:p>
      <text:p text:style-name="P1"><text:s/>1.17144513130188</text:p>
      <text:p text:style-name="P1"><text:s/>0.2570111751556396</text:p>
      <text:p text:style-name="P1"><text:s/>0.09235286712646484</text:p>
      <text:p text:style-name="P1"><text:s/>0.01958990097045898</text:p>
      <text:p text:style-name="P1"><text:s/>1.144765853881836</text:p>
      <text:p text:style-name="P1"><text:s/>0.08185887336730957</text:p>
      <text:p text:style-name="P1"><text:s/>0.00826716423034668</text:p>
      <text:p text:style-name="P1"><text:s/>1.497352123260498</text:p>
      <text:p text:style-name="P1"><text:s/>0.01943111419677734</text:p>
      <text:p text:style-name="P1"><text:s/>0.125924825668335</text:p>
      <text:p text:style-name="P1"><text:s/>0.04741096496582031</text:p>
      <text:p text:style-name="P1"><text:s/>0.01389908790588379</text:p>
      <text:p text:style-name="P1"><text:s/>0.06001591682434082</text:p>
      <text:p text:style-name="P1"><text:s/>0.0992579460144043</text:p>
      <text:p text:style-name="P1"><text:s/>0.1884560585021973</text:p>
      <text:p text:style-name="P1"><text:s/>0.009994983673095703</text:p>
      <text:p text:style-name="P1"><text:s/>0.08110904693603516</text:p>
      <text:p text:style-name="P1"><text:s/>0.05864906311035156</text:p>
      <text:p text:style-name="P1"><text:soft-page-break/><text:s/>1.167266130447388</text:p>
      <text:p text:style-name="P1"><text:s/>0.09904313087463379</text:p>
      <text:p text:style-name="P1"><text:s/>1.1786789894104</text:p>
      <text:p text:style-name="P1"><text:s/>0.04771900177001953</text:p>
      <text:p text:style-name="P1"><text:s/>0.0925140380859375</text:p>
      <text:p text:style-name="P1"><text:s/>0.06979703903198242</text:p>
      <text:p text:style-name="P1"><text:s/>1.262675046920776</text:p>
      <text:p text:style-name="P1"><text:s/>0.0931088924407959</text:p>
      <text:p text:style-name="P1"><text:s/>1.256900072097778</text:p>
      <text:p text:style-name="P1"><text:s/>0.03079795837402344</text:p>
      <text:p text:style-name="P1"><text:s/>0.02025890350341797</text:p>
      <text:p text:style-name="P1"><text:s/>0.01395201683044434</text:p>
      <text:p text:style-name="P1"><text:s/>1.301242113113403</text:p>
      <text:p text:style-name="P1"><text:s/>0.1651580333709717</text:p>
      <text:p text:style-name="P1"><text:s/>0.165086030960083</text:p>
      <text:p text:style-name="P1"><text:s/>1.143117904663086</text:p>
      <text:p text:style-name="P1"><text:s/>0.08725285530090332</text:p>
      <text:p text:style-name="P1"><text:s/>0.04188394546508789</text:p>
      <text:p text:style-name="P1"><text:s/>0.01945209503173828</text:p>
      <text:p text:style-name="P1"><text:s/>0.09245204925537109</text:p>
      <text:p text:style-name="P1"><text:s/>0.01403903961181641</text:p>
      <text:p text:style-name="P1"><text:s/>1.028132915496826</text:p>
      <text:p text:style-name="P1"><text:s/>0.06434893608093262</text:p>
      <text:p text:style-name="P1"><text:s/>0.03626799583435059</text:p>
      <text:p text:style-name="P1"><text:s/>0.01946592330932617</text:p>
      <text:p text:style-name="P1"><text:s/>1.398342132568359</text:p>
      <text:p text:style-name="P1"><text:s/>0.0585939884185791</text:p>
      <text:p text:style-name="P1"><text:s/>0.04197788238525391</text:p>
      <text:p text:style-name="P1"><text:s/>0.01400399208068848</text:p>
      <text:p text:style-name="P1"><text:s/>0.01839900016784668</text:p>
      <text:p text:style-name="P1"><text:s/>1.107125997543335</text:p>
      <text:p text:style-name="P1"><text:s/>0.04782605171203613</text:p>
      <text:p text:style-name="P1"><text:s/>0.1092510223388672</text:p>
      <text:p text:style-name="P1"><text:s/>1.19529914855957</text:p>
      <text:p text:style-name="P1"><text:s/>0.09226012229919434</text:p>
      <text:p text:style-name="P1"><text:s/>0.09256386756896973</text:p>
      <text:p text:style-name="P1"><text:s/>1.14565896987915</text:p>
      <text:p text:style-name="P1"><text:s/>0.2264900207519531</text:p>
      <text:p text:style-name="P1"><text:s/>0.339900016784668</text:p>
      <text:p text:style-name="P1"><text:s/>0.04250288009643555</text:p>
      <text:p text:style-name="P1"><text:s/>0.1873190402984619</text:p>
      <text:p text:style-name="P1"><text:s/>0.1718981266021729</text:p>
      <text:p text:style-name="P1"><text:s/>0.1380288600921631</text:p>
      <text:p text:style-name="P1"><text:s/>0.109079122543335</text:p>
      <text:p text:style-name="P1"><text:s/>0.05310797691345215</text:p>
      <text:p text:style-name="P1"><text:s/>0.03069710731506348</text:p>
      <text:p text:style-name="P1"><text:s/>0.07012200355529785</text:p>
      <text:p text:style-name="P1"><text:s/>0.07007193565368652</text:p>
      <text:p text:style-name="P1"><text:s/>1.279457092285156</text:p>
      <text:p text:style-name="P1"><text:s/>0.2266409397125244</text:p>
      <text:p text:style-name="P1"><text:s/>0.0925590991973877</text:p>
      <text:p text:style-name="P1"><text:s/>0.10996413230896</text:p>
      <text:p text:style-name="P1"><text:soft-page-break/><text:s/>0.09218502044677734</text:p>
      <text:p text:style-name="P1"><text:s/>0.03073811531066895</text:p>
      <text:p text:style-name="P1"><text:s/>0.05865812301635742</text:p>
      <text:p text:style-name="P1"><text:s/>0.1089651584625244</text:p>
      <text:p text:style-name="P1"><text:s/>0.03070783615112305</text:p>
      <text:p text:style-name="P1"><text:s/>0.08671998977661133</text:p>
      <text:p text:style-name="P1"><text:s/>0.09309101104736328</text:p>
      <text:p text:style-name="P1"><text:s/>0.02559900283813477</text:p>
      <text:p text:style-name="P1"><text:s/>1.115846872329712</text:p>
      <text:p text:style-name="P1"><text:s/>0.0809791088104248</text:p>
      <text:p text:style-name="P1"><text:s/>0.6179330348968506</text:p>
      <text:p text:style-name="P1"><text:s/>0.07553386688232422</text:p>
      <text:p text:style-name="P1"><text:s/>0.1261138916015625</text:p>
      <text:p text:style-name="P1"><text:s/>1.752243995666504</text:p>
      <text:p text:style-name="P1"><text:s/>0.1929659843444824</text:p>
      <text:p text:style-name="P1"><text:s/>0.2938878536224365</text:p>
      <text:p text:style-name="P1"><text:s/>0.1314339637756348</text:p>
      <text:p text:style-name="P1"><text:s/>0.1368939876556396</text:p>
      <text:p text:style-name="P1"><text:s/>0.1815760135650635</text:p>
      <text:p text:style-name="P1"><text:s/>0.3159539699554443</text:p>
      <text:p text:style-name="P1"><text:s/>0.3344788551330566</text:p>
      <text:p text:style-name="P1"><text:s/>1.311492919921875</text:p>
      <text:p text:style-name="P1"><text:s/>0.127748966217041</text:p>
      <text:p text:style-name="P1"><text:s/>0.1986010074615479</text:p>
      <text:p text:style-name="P1"><text:s/>0.1429488658905029</text:p>
      <text:p text:style-name="P1"><text:s/>0.01397299766540527</text:p>
      <text:p text:style-name="P1"><text:s/>0.0213780403137207</text:p>
      <text:p text:style-name="P1"><text:s/>0.1091678142547607</text:p>
      <text:p text:style-name="P1"><text:s/>0.01395511627197266</text:p>
      <text:p text:style-name="P1"><text:s/>0.1428830623626709</text:p>
      <text:p text:style-name="P1"><text:s/>0.09272289276123047</text:p>
      <text:p text:style-name="P1"><text:s/>1.401440143585205</text:p>
      <text:p text:style-name="P1"><text:s/>0.05307507514953613</text:p>
      <text:p text:style-name="P1"><text:s/>0.05870199203491211</text:p>
      <text:p text:style-name="P1"><text:s/>0.008359193801879883</text:p>
      <text:p text:style-name="P1"><text:s/>1.015120983123779</text:p>
      <text:p text:style-name="P1"><text:s/>0.08101606369018555</text:p>
      <text:p text:style-name="P1"><text:s/>0.1216750144958496</text:p>
      <text:p text:style-name="P1"><text:s/>0.03670692443847656</text:p>
      <text:p text:style-name="P1"><text:s/>0.1601099967956543</text:p>
      <text:p text:style-name="P1"><text:s/>0.01369500160217285</text:p>
      <text:p text:style-name="P1"><text:s/>1.012707948684692</text:p>
      <text:p text:style-name="P1"><text:s/>0.1386160850524902</text:p>
      <text:p text:style-name="P1"><text:s/>0.1035220623016357</text:p>
      <text:p text:style-name="P1"><text:s/>1.105123996734619</text:p>
      <text:p text:style-name="P1"><text:s/>0.2437169551849365</text:p>
      <text:p text:style-name="P1"><text:s/>0.2601361274719238</text:p>
      <text:p text:style-name="P1"><text:s/>1.17298412322998</text:p>
      <text:p text:style-name="P1"><text:s/>0.3382210731506348</text:p>
      <text:p text:style-name="P1"><text:s/>0.159390926361084</text:p>
      <text:p text:style-name="P1"><text:s/>0.1201629638671875</text:p>
      <text:p text:style-name="P1"><text:s/>0.1650669574737549</text:p>
      <text:p text:style-name="P1"><text:soft-page-break/><text:s/>0.04906392097473145</text:p>
      <text:p text:style-name="P1"><text:s/>0.01395010948181152</text:p>
      <text:p text:style-name="P1"><text:s/>1.455284118652344</text:p>
      <text:p text:style-name="P1"><text:s/>0.05302882194519043</text:p>
      <text:p text:style-name="P1"><text:s/>1.133810997009277</text:p>
      <text:p text:style-name="P1"><text:s/>0.1369531154632568</text:p>
      <text:p text:style-name="P1"><text:s/>0.2159290313720703</text:p>
      <text:p text:style-name="P1"><text:s/>0.09909415245056152</text:p>
      <text:p text:style-name="P1"><text:s/>0.1939311027526855</text:p>
      <text:p text:style-name="P1"><text:s/>0.07602787017822266</text:p>
      <text:p text:style-name="P1"><text:s/>0.0602271556854248</text:p>
      <text:p text:style-name="P1"><text:s/>0.109468936920166</text:p>
      <text:p text:style-name="P1"><text:s/>0.04234790802001953</text:p>
      <text:p text:style-name="P1"><text:s/>1.033942222595215</text:p>
      <text:p text:style-name="P1"><text:s/>0.1726958751678467</text:p>
      <text:p text:style-name="P1"><text:s/>0.1315708160400391</text:p>
      <text:p text:style-name="P1"><text:s/>0.3399350643157959</text:p>
      <text:p text:style-name="P1"><text:s/>0.1673309803009033</text:p>
      <text:p text:style-name="P1"><text:s/>0.09910106658935547</text:p>
      <text:p text:style-name="P1"><text:s/>1.25627613067627</text:p>
      <text:p text:style-name="P1"><text:s/>1.355447053909302</text:p>
      <text:p text:style-name="P1"><text:s/>0.1090657711029053</text:p>
      <text:p text:style-name="P1"><text:s/>0.07029008865356445</text:p>
      <text:p text:style-name="P1"><text:s/>0.0430300235748291</text:p>
      <text:p text:style-name="P1"><text:s/>0.03070902824401855</text:p>
      <text:p text:style-name="P1"><text:s/>1.094425916671753</text:p>
      <text:p text:style-name="P1"><text:s/>0.2410640716552734</text:p>
      <text:p text:style-name="P1"><text:s/>1.493630886077881</text:p>
      <text:p text:style-name="P1"><text:s/>0.07546615600585938</text:p>
      <text:p text:style-name="P1"><text:s/>0.0941469669342041</text:p>
      <text:p text:style-name="P1"><text:s/>0.03653717041015625</text:p>
      <text:p text:style-name="P1"><text:s/>1.067290067672729</text:p>
      <text:p text:style-name="P1"><text:s/>0.3979780673980713</text:p>
      <text:p text:style-name="P1"><text:s/>0.165363073348999</text:p>
      <text:p text:style-name="P1"><text:s/>0.07016110420227051</text:p>
      <text:p text:style-name="P1"><text:s/>0.1706838607788086</text:p>
      <text:p text:style-name="P1"><text:s/>0.1650700569152832</text:p>
      <text:p text:style-name="P1"><text:s/>1.268846035003662</text:p>
      <text:p text:style-name="P1"><text:s/>0.3111488819122314</text:p>
      <text:p text:style-name="P1"><text:s/>0.2377891540527344</text:p>
      <text:p text:style-name="P1"><text:s/>0.2603170871734619</text:p>
      <text:p text:style-name="P1"><text:s/>0.1833460330963135</text:p>
      <text:p text:style-name="P1"><text:s/>0.1381080150604248</text:p>
      <text:p text:style-name="P1"><text:s/>0.1778030395507812</text:p>
      <text:p text:style-name="P1"><text:s/>0.2772831916809082</text:p>
      <text:p text:style-name="P1"><text:s/>0.09227895736694336</text:p>
      <text:p text:style-name="P1"><text:s/>0.08654904365539551</text:p>
      <text:p text:style-name="P1"><text:s/>1.347944021224976</text:p>
      <text:p text:style-name="P1"><text:s/>0.06485295295715332</text:p>
      <text:p text:style-name="P1"><text:s/>0.1033799648284912</text:p>
      <text:p text:style-name="P1"><text:s/>0.06428408622741699</text:p>
      <text:p text:style-name="P1"><text:s/>0.02504706382751465</text:p>
      <text:p text:style-name="P1"><text:soft-page-break/><text:s/>0.05872893333435059</text:p>
      <text:p text:style-name="P1"><text:s/>1.173516988754272</text:p>
      <text:p text:style-name="P1"><text:s/>0.01369881629943848</text:p>
      <text:p text:style-name="P1"><text:s/>0.06424212455749512</text:p>
      <text:p text:style-name="P1"><text:s/>0.02496981620788574</text:p>
      <text:p text:style-name="P1"><text:s/>0.06982588768005371</text:p>
      <text:p text:style-name="P1"><text:s/>0.01397800445556641</text:p>
      <text:p text:style-name="P1"><text:s/>0.04735398292541504</text:p>
      <text:p text:style-name="P1"><text:s/>0</text:p>
      <text:p text:style-name="P1"><text:s/>0.4986810684204102</text:p>
      <text:p text:style-name="P1"><text:s/>0.1314141750335693</text:p>
      <text:p text:style-name="P1"><text:s/>0.1215898990631104</text:p>
      <text:p text:style-name="P1"><text:s/>0.1097190380096436</text:p>
      <text:p text:style-name="P1"><text:s/>0.07002615928649902</text:p>
      <text:p text:style-name="P1"><text:s/>0.06426000595092773</text:p>
      <text:p text:style-name="P1"><text:s/>0.01386308670043945</text:p>
      <text:p text:style-name="P1"><text:s/>0.09919905662536621</text:p>
      <text:p text:style-name="P1"><text:s/>0.2597529888153076</text:p>
      <text:p text:style-name="P1"><text:s/>0.108903169631958</text:p>
      <text:p text:style-name="P1"><text:s/>0.1391119956970215</text:p>
      <text:p text:style-name="P1"><text:s/>0.1484291553497314</text:p>
      <text:p text:style-name="P1"><text:s/>0.138045072555542</text:p>
      <text:p text:style-name="P1"><text:s/>0.07102513313293457</text:p>
      <text:p text:style-name="P1"><text:s/>0.09230804443359375</text:p>
      <text:p text:style-name="P1"><text:s/>0.1819720268249512</text:p>
      <text:p text:style-name="P1"><text:s/>0.131505012512207</text:p>
      <text:p text:style-name="P1"><text:s/>0.04744887351989746</text:p>
      <text:p text:style-name="P1"><text:s/>1.044358968734741</text:p>
      <text:p text:style-name="P1"><text:s/>0.07017898559570312</text:p>
      <text:p text:style-name="P1"><text:s/>0.1202270984649658</text:p>
      <text:p text:style-name="P1"><text:s/>1.18735408782959</text:p>
      <text:p text:style-name="P1"><text:s/>0.237659215927124</text:p>
      <text:p text:style-name="P1"><text:s/>0.02530193328857422</text:p>
      <text:p text:style-name="P1"><text:s/>0.07578206062316895</text:p>
      <text:p text:style-name="P1"><text:s/>0.1033790111541748</text:p>
      <text:p text:style-name="P1"><text:s/>0.0196840763092041</text:p>
      <text:p text:style-name="P1"><text:s/>0.01395297050476074</text:p>
      <text:p text:style-name="P1"><text:s/>0.05900907516479492</text:p>
      <text:p text:style-name="P1"><text:s/>0.04209518432617188</text:p>
      <text:p text:style-name="P1"><text:s/>0.9720330238342285</text:p>
      <text:p text:style-name="P1"><text:s/>0.07597494125366211</text:p>
      <text:p text:style-name="P1"><text:s/>0.0530550479888916</text:p>
      <text:p text:style-name="P1"><text:s/>0.00381779670715332</text:p>
      <text:p text:style-name="P1"><text:s/>0.269244909286499</text:p>
      <text:p text:style-name="P1"><text:s/>0.3267741203308105</text:p>
      <text:p text:style-name="P1"><text:s/>1.137858867645264</text:p>
      <text:p text:style-name="P1"><text:s/>0.1033110618591309</text:p>
      <text:p text:style-name="P1"><text:s/>0.08193397521972656</text:p>
      <text:p text:style-name="P1"><text:s/>0.01397085189819336</text:p>
      <text:p text:style-name="P1"><text:s/>0.1090531349182129</text:p>
      <text:p text:style-name="P1"><text:s/>0.1043741703033447</text:p>
      <text:p text:style-name="P1"><text:s/>0.03648495674133301</text:p>
      <text:p text:style-name="P1"><text:soft-page-break/><text:s/>0.1761558055877686</text:p>
      <text:p text:style-name="P1"><text:s/>0.003950119018554688</text:p>
      <text:p text:style-name="P1"><text:s/>0.1090011596679688</text:p>
      <text:p text:style-name="P1"><text:s/>0.1038100719451904</text:p>
      <text:p text:style-name="P1"><text:s/>0.2829511165618896</text:p>
      <text:p text:style-name="P1"><text:s/>0.0420839786529541</text:p>
      <text:p text:style-name="P1"><text:s/>0.1091248989105225</text:p>
      <text:p text:style-name="P1"><text:s/>0.1765861511230469</text:p>
      <text:p text:style-name="P1"><text:s/>1.158432006835938</text:p>
      <text:p text:style-name="P1"><text:s/>0.1654338836669922</text:p>
      <text:p text:style-name="P1"><text:s/>0.06025600433349609</text:p>
      <text:p text:style-name="P1"><text:s/>0.06433987617492676</text:p>
      <text:p text:style-name="P1"><text:s/>0.110299825668335</text:p>
      <text:p text:style-name="P1"><text:s/>0.01938986778259277</text:p>
      <text:p text:style-name="P1"><text:s/>0.04888391494750977</text:p>
      <text:p text:style-name="P1"><text:s/>0.07525491714477539</text:p>
      <text:p text:style-name="P1"><text:s/>0.04756283760070801</text:p>
      <text:p text:style-name="P1"><text:s/>0.0257720947265625</text:p>
      <text:p text:style-name="P1"><text:s/>0.0705108642578125</text:p>
      <text:p text:style-name="P1"><text:s/>0.0139610767364502</text:p>
      <text:p text:style-name="P1"><text:s/>1.022270917892456</text:p>
      <text:p text:style-name="P1"><text:s/>0.1371078491210938</text:p>
      <text:p text:style-name="P1"><text:s/>0.03068304061889648</text:p>
      <text:p text:style-name="P1"><text:s/>1.044615983963013</text:p>
      <text:p text:style-name="P1"><text:s/>0.1427979469299316</text:p>
      <text:p text:style-name="P1"><text:s/>0.0535130500793457</text:p>
      <text:p text:style-name="P1"><text:s/>0.1425340175628662</text:p>
      <text:p text:style-name="P1"><text:s/>0.2153358459472656</text:p>
      <text:p text:style-name="P1"><text:s/>0.04737091064453125</text:p>
      <text:p text:style-name="P1"><text:s/>1.175015926361084</text:p>
      <text:p text:style-name="P1"><text:s/>0.08739900588989258</text:p>
      <text:p text:style-name="P1"><text:s/>0.03626894950866699</text:p>
      <text:p text:style-name="P1"><text:s/>0.9992139339447021</text:p>
      <text:p text:style-name="P1"><text:s/>0.1986339092254639</text:p>
      <text:p text:style-name="P1"><text:s/>0.2151670455932617</text:p>
      <text:p text:style-name="P1"><text:s/>0.1820220947265625</text:p>
      <text:p text:style-name="P1"><text:s/>0.1257181167602539</text:p>
      <text:p text:style-name="P1"><text:s/>0.08667087554931641</text:p>
      <text:p text:style-name="P1"><text:s/>0.1426730155944824</text:p>
      <text:p text:style-name="P1"><text:s/>0.1264159679412842</text:p>
      <text:p text:style-name="P1"><text:s/>1.07750391960144</text:p>
      <text:p text:style-name="P1"><text:s/>0.02502202987670898</text:p>
      <text:p text:style-name="P1"><text:s/>0.1101388931274414</text:p>
      <text:p text:style-name="P1"><text:s/>0.2710611820220947</text:p>
      <text:p text:style-name="P1"><text:s/>0.2992358207702637</text:p>
      <text:p text:style-name="P1"><text:s/>0</text:p>
      <text:p text:style-name="P1"><text:s/>0.3049299716949463</text:p>
      <text:p text:style-name="P1"><text:s/>0.06994080543518066</text:p>
      <text:p text:style-name="P1"><text:s/>0.0814359188079834</text:p>
      <text:p text:style-name="P1"><text:s/>0.1429250240325928</text:p>
      <text:p text:style-name="P1"><text:s/>1.239479064941406</text:p>
      <text:p text:style-name="P1"><text:s/>1.479117870330811</text:p>
      <text:p text:style-name="P1"><text:soft-page-break/><text:s/>0.1261501312255859</text:p>
      <text:p text:style-name="P1"><text:s/>0.08187103271484375</text:p>
      <text:p text:style-name="P1"><text:s/>0.1149599552154541</text:p>
      <text:p text:style-name="P1"><text:s/>1.091080904006958</text:p>
      <text:p text:style-name="P1"><text:s/>0.008486032485961914</text:p>
      <text:p text:style-name="P1"><text:s/>0.1427059173583984</text:p>
      <text:p text:style-name="P1"><text:s/>0.1092889308929443</text:p>
      <text:p text:style-name="P1"><text:s/>1.193735122680664</text:p>
      <text:p text:style-name="P1"><text:s/>0.4557719230651855</text:p>
      <text:p text:style-name="P1"><text:s/>0.1872899532318115</text:p>
      <text:p text:style-name="P1"><text:s/>0.227158784866333</text:p>
      <text:p text:style-name="P1"><text:s/>0.1988050937652588</text:p>
      <text:p text:style-name="P1"><text:s/>0.07581782341003418</text:p>
      <text:p text:style-name="P1"><text:s/>0.1148719787597656</text:p>
      <text:p text:style-name="P1"><text:s/>0.238328218460083</text:p>
      <text:p text:style-name="P1"><text:s/>0.05319881439208984</text:p>
      <text:p text:style-name="P1"><text:s/>0.02029180526733398</text:p>
      <text:p text:style-name="P1"><text:s/>0.1316590309143066</text:p>
      <text:p text:style-name="P1"><text:s/>0.03622293472290039</text:p>
      <text:p text:style-name="P1"><text:s/>0.02507996559143066</text:p>
      <text:p text:style-name="P1"><text:s/>0.1035199165344238</text:p>
      <text:p text:style-name="P1"><text:s/>0.07570505142211914</text:p>
      <text:p text:style-name="P1"><text:s/>1.018836975097656</text:p>
      <text:p text:style-name="P1"><text:s/>0.08659005165100098</text:p>
      <text:p text:style-name="P1"><text:s/>0.02558207511901855</text:p>
      <text:p text:style-name="P1"><text:s/>0.0648491382598877</text:p>
      <text:p text:style-name="P1"><text:s/>0.0536041259765625</text:p>
      <text:p text:style-name="P1"><text:s/>0.1314620971679688</text:p>
      <text:p text:style-name="P1"><text:s/>0.1606600284576416</text:p>
      <text:p text:style-name="P1"><text:s/>0.142582893371582</text:p>
      <text:p text:style-name="P1"><text:s/>0.0425870418548584</text:p>
      <text:p text:style-name="P1"><text:s/>0.04242706298828125</text:p>
      <text:p text:style-name="P1"><text:s/>0.1259400844573975</text:p>
      <text:p text:style-name="P1"><text:s/>0.154120922088623</text:p>
      <text:p text:style-name="P1"><text:s/>0.009181976318359375</text:p>
      <text:p text:style-name="P1"><text:s/>0.07631397247314453</text:p>
      <text:p text:style-name="P1"><text:s/>0.0422980785369873</text:p>
      <text:p text:style-name="P1"><text:s/>0.01404309272766113</text:p>
      <text:p text:style-name="P1"><text:s/>0.06040287017822266</text:p>
      <text:p text:style-name="P1"><text:s/>0.1929531097412109</text:p>
      <text:p text:style-name="P1"><text:s/>1.133795022964478</text:p>
      <text:p text:style-name="P1"><text:s/>0.08701205253601074</text:p>
      <text:p text:style-name="P1"><text:s/>0.0532529354095459</text:p>
      <text:p text:style-name="P1"><text:s/>0.008474111557006836</text:p>
      <text:p text:style-name="P1"><text:s/>0.09351205825805664</text:p>
      <text:p text:style-name="P1"><text:s/>1.333603143692017</text:p>
      <text:p text:style-name="P1"><text:s/>0.03697085380554199</text:p>
      <text:p text:style-name="P1"><text:s/>0.1370458602905273</text:p>
      <text:p text:style-name="P1"><text:s/>0.06978511810302734</text:p>
      <text:p text:style-name="P1"><text:s/>1.061218976974487</text:p>
      <text:p text:style-name="P1"><text:s/>0.1990211009979248</text:p>
      <text:p text:style-name="P1"><text:s/>0.05960297584533691</text:p>
      <text:p text:style-name="P1"><text:soft-page-break/><text:s/>1.061615943908691</text:p>
      <text:p text:style-name="P1"><text:s/>0.2824511528015137</text:p>
      <text:p text:style-name="P1"><text:s/>0.3161520957946777</text:p>
      <text:p text:style-name="P1"><text:s/>0.04234504699707031</text:p>
      <text:p text:style-name="P1"><text:s/>0.26021409034729</text:p>
      <text:p text:style-name="P1"><text:s/>0.0868229866027832</text:p>
      <text:p text:style-name="P1"><text:s/>1.073707103729248</text:p>
      <text:p text:style-name="P1"><text:s/>0.3274409770965576</text:p>
      <text:p text:style-name="P1"><text:s/>0.2825281620025635</text:p>
      <text:p text:style-name="P1"><text:s/>0.06440305709838867</text:p>
      <text:p text:style-name="P1"><text:s/>0.1489608287811279</text:p>
      <text:p text:style-name="P1"><text:s/>0.03643393516540527</text:p>
      <text:p text:style-name="P1"><text:s/>0.9793798923492432</text:p>
      <text:p text:style-name="P1"><text:s/>0.1203529834747314</text:p>
      <text:p text:style-name="P1"><text:s/>0.0257871150970459</text:p>
      <text:p text:style-name="P1"><text:s/>0.1541600227355957</text:p>
      <text:p text:style-name="P1"><text:s/>0.1426918506622314</text:p>
      <text:p text:style-name="P1"><text:s/>0.04824709892272949</text:p>
      <text:p text:style-name="P1"><text:s/>1.073309898376465</text:p>
      <text:p text:style-name="P1"><text:s/>0.09799695014953613</text:p>
      <text:p text:style-name="P1"><text:s/>1.235016822814941</text:p>
      <text:p text:style-name="P1"><text:s/>0.1259059906005859</text:p>
      <text:p text:style-name="P1"><text:s/>0.1033799648284912</text:p>
      <text:p text:style-name="P1"><text:s/>0.08657288551330566</text:p>
      <text:p text:style-name="P1"><text:s/>1.065767049789429</text:p>
      <text:p text:style-name="P1"><text:s/>0.04189801216125488</text:p>
      <text:p text:style-name="P1"><text:s/>0.03626704216003418</text:p>
      <text:p text:style-name="P1"><text:s/>1.028532028198242</text:p>
      <text:p text:style-name="P1"><text:s/>0.03066492080688477</text:p>
      <text:p text:style-name="P1"><text:s/>0.01401495933532715</text:p>
      <text:p text:style-name="P1"><text:s/>1.150083065032959</text:p>
      <text:p text:style-name="P1"><text:s/>0.1761281490325928</text:p>
      <text:p text:style-name="P1"><text:s/>0.02546191215515137</text:p>
      <text:p text:style-name="P1"><text:s/>0.03632497787475586</text:p>
      <text:p text:style-name="P1"><text:s/>0.1101088523864746</text:p>
      <text:p text:style-name="P1"><text:s/>0.03066396713256836</text:p>
      <text:p text:style-name="P1"><text:s/>1.071455001831055</text:p>
      <text:p text:style-name="P1"><text:s/>0.1761848926544189</text:p>
      <text:p text:style-name="P1"><text:s/>1.596737146377563</text:p>
      <text:p text:style-name="P1"><text:s/>0.05299901962280273</text:p>
      <text:p text:style-name="P1"><text:s/>0.1771159172058105</text:p>
      <text:p text:style-name="P1"><text:s/>0.04268789291381836</text:p>
      <text:p text:style-name="P1"><text:s/>0.1256780624389648</text:p>
      <text:p text:style-name="P1"><text:s/>0.1381330490112305</text:p>
      <text:p text:style-name="P1"><text:s/>0.1983420848846436</text:p>
      <text:p text:style-name="P1"><text:s/>0.06531095504760742</text:p>
      <text:p text:style-name="P1"><text:s/>0.1663529872894287</text:p>
      <text:p text:style-name="P1"><text:s/>0.09225702285766602</text:p>
      <text:p text:style-name="P1"><text:s/>0.2600381374359131</text:p>
      <text:p text:style-name="P1"><text:s/>0.08670306205749512</text:p>
      <text:p text:style-name="P1"><text:s/>7.988420963287354</text:p>
      <text:p text:style-name="P1"><text:s/>0.2542760372161865</text:p>
      <text:p text:style-name="P1"><text:soft-page-break/><text:s/>0.3107569217681885</text:p>
      <text:p text:style-name="P1"><text:s/>4.052414894104004</text:p>
      <text:p text:style-name="P1"><text:s/>0</text:p>
      <text:p text:style-name="P1"><text:s/>0.3888528347015381</text:p>
      <text:p text:style-name="P1"><text:s/>0.1258668899536133</text:p>
      <text:p text:style-name="P1"><text:s/>0.1313498020172119</text:p>
      <text:p text:style-name="P1"><text:s/>0.04762697219848633</text:p>
      <text:p text:style-name="P1"><text:s/>0.02512502670288086</text:p>
      <text:p text:style-name="P1"><text:s/>1.028635025024414</text:p>
      <text:p text:style-name="P1"><text:s/>0.1538560390472412</text:p>
      <text:p text:style-name="P1"><text:s/>0.1816809177398682</text:p>
      <text:p text:style-name="P1"><text:s/>0.9984331130981445</text:p>
      <text:p text:style-name="P1"><text:s/>0.250370979309082</text:p>
      <text:p text:style-name="P1"><text:s/>0.1654930114746094</text:p>
      <text:p text:style-name="P1"><text:s/>0.06458497047424316</text:p>
      <text:p text:style-name="P1"><text:s/>0.1091790199279785</text:p>
      <text:p text:style-name="P1"><text:s/>0.01956391334533691</text:p>
      <text:p text:style-name="P1"><text:s/>1.000137090682983</text:p>
      <text:p text:style-name="P1"><text:s/>0.08688998222351074</text:p>
      <text:p text:style-name="P1"><text:s/>0.02534198760986328</text:p>
      <text:p text:style-name="P1"><text:s/>1.054801940917969</text:p>
      <text:p text:style-name="P1"><text:s/>0.07026100158691406</text:p>
      <text:p text:style-name="P1"><text:s/>0.04744291305541992</text:p>
      <text:p text:style-name="P1"><text:s/>1.195780038833618</text:p>
      <text:p text:style-name="P1"><text:s/>0.03690290451049805</text:p>
      <text:p text:style-name="P1"><text:s/>0.05869603157043457</text:p>
      <text:p text:style-name="P1"><text:s/>1.021865844726562</text:p>
      <text:p text:style-name="P1"><text:s/>0.07014918327331543</text:p>
      <text:p text:style-name="P1"><text:s/>0.05878210067749023</text:p>
      <text:p text:style-name="P1"><text:s/>1.010982990264893</text:p>
      <text:p text:style-name="P1"><text:s/>1.212364912033081</text:p>
      <text:p text:style-name="P1"><text:s/>0</text:p>
      <text:p text:style-name="P1"><text:s/>0.4196200370788574</text:p>
      <text:p text:style-name="P1"><text:s/>0.1597468852996826</text:p>
      <text:p text:style-name="P1"><text:s/>0.109220027923584</text:p>
      <text:p text:style-name="P1"><text:s/>0.04214596748352051</text:p>
      <text:p text:style-name="P1"><text:s/>0.1330230236053467</text:p>
      <text:p text:style-name="P1"><text:s/>0.04744100570678711</text:p>
      <text:p text:style-name="P1"><text:s/>0.171389102935791</text:p>
      <text:p text:style-name="P1"><text:s/>0.0641639232635498</text:p>
      <text:p text:style-name="P1"><text:s/>0.07016491889953613</text:p>
      <text:p text:style-name="P1"><text:s/>0.05330896377563477</text:p>
      <text:p text:style-name="P1"><text:s/>0.1371779441833496</text:p>
      <text:p text:style-name="P1"><text:s/>0.0420069694519043</text:p>
      <text:p text:style-name="P1"><text:s/>1.032847166061401</text:p>
      <text:p text:style-name="P1"><text:s/>0.08668184280395508</text:p>
      <text:p text:style-name="P1"><text:s/>0.06450200080871582</text:p>
      <text:p text:style-name="P1"><text:s/>0.9764461517333984</text:p>
      <text:p text:style-name="P1"><text:s/>0.0377049446105957</text:p>
      <text:p text:style-name="P1"><text:s/>0.04768085479736328</text:p>
      <text:p text:style-name="P1"><text:s/>0.9146919250488281</text:p>
      <text:p text:style-name="P1"><text:s/>1.156662940979004</text:p>
      <text:p text:style-name="P1"><text:soft-page-break/><text:s/>0.008686065673828125</text:p>
      <text:p text:style-name="P1"><text:s/>1.015486001968384</text:p>
      <text:p text:style-name="P1"><text:s/>0.1650049686431885</text:p>
      <text:p text:style-name="P1"><text:s/>0.2495341300964355</text:p>
      <text:p text:style-name="P1"><text:s/>0.004346132278442383</text:p>
      <text:p text:style-name="P1"><text:s/>0.08180093765258789</text:p>
      <text:p text:style-name="P1"><text:s/>0.08834099769592285</text:p>
      <text:p text:style-name="P1"><text:s/>0.03642010688781738</text:p>
      <text:p text:style-name="P1"><text:s/>0.07696294784545898</text:p>
      <text:p text:style-name="P1"><text:s/>0.05318808555603027</text:p>
      <text:p text:style-name="P1"><text:s/>1.032660961151123</text:p>
      <text:p text:style-name="P1"><text:s/>0.1496748924255371</text:p>
      <text:p text:style-name="P1"><text:s/>0.1486809253692627</text:p>
      <text:p text:style-name="P1"><text:s/>0.04770302772521973</text:p>
      <text:p text:style-name="P1"><text:s/>0.1105518341064453</text:p>
      <text:p text:style-name="P1"><text:s/>0.05318689346313477</text:p>
      <text:p text:style-name="P1"><text:s/>1.044507026672363</text:p>
      <text:p text:style-name="P1"><text:s/>0.1206271648406982</text:p>
      <text:p text:style-name="P1"><text:s/>0.03666806221008301</text:p>
      <text:p text:style-name="P1"><text:s/>0.01411604881286621</text:p>
      <text:p text:style-name="P1"><text:s/>0.05922198295593262</text:p>
      <text:p text:style-name="P1"><text:s/>1.011213064193726</text:p>
      <text:p text:style-name="P1"><text:s/>0.04740810394287109</text:p>
      <text:p text:style-name="P1"><text:s/>0.1256210803985596</text:p>
      <text:p text:style-name="P1"><text:s/>0.2268610000610352</text:p>
      <text:p text:style-name="P1"><text:s/>1.106295108795166</text:p>
      <text:p text:style-name="P1"><text:s/>0.03645777702331543</text:p>
      <text:p text:style-name="P1"><text:s/>0.2228620052337646</text:p>
      <text:p text:style-name="P1"><text:s/>0.03692293167114258</text:p>
      <text:p text:style-name="P1"><text:s/>0.08154296875</text:p>
      <text:p text:style-name="P1"><text:s/>0.08674716949462891</text:p>
      <text:p text:style-name="P1"><text:s/>0.04760909080505371</text:p>
      <text:p text:style-name="P1"><text:s/>0.1721451282501221</text:p>
      <text:p text:style-name="P1"><text:s/>0.01954293251037598</text:p>
      <text:p text:style-name="P1"><text:s/>0.9942440986633301</text:p>
      <text:p text:style-name="P1"><text:s/>0.1098039150238037</text:p>
      <text:p text:style-name="P1"><text:s/>0.2114741802215576</text:p>
      <text:p text:style-name="P1"><text:s/>0.01949405670166016</text:p>
      <text:p text:style-name="P1"><text:s/>0.09868288040161133</text:p>
      <text:p text:style-name="P1"><text:s/>0.2547879219055176</text:p>
      <text:p text:style-name="P1"><text:s/>0.0474238395690918</text:p>
      <text:p text:style-name="P1"><text:s/>0.1593079566955566</text:p>
      <text:p text:style-name="P1"><text:s/>0.0923759937286377</text:p>
      <text:p text:style-name="P1"><text:s/>1.044553995132446</text:p>
      <text:p text:style-name="P1"><text:s/>0.1480448246002197</text:p>
      <text:p text:style-name="P1"><text:s/>0.09911203384399414</text:p>
      <text:p text:style-name="P1"><text:s/>0.3901331424713135</text:p>
      <text:p text:style-name="P1"><text:s/>0.1320600509643555</text:p>
      <text:p text:style-name="P1"><text:s/>0.08658409118652344</text:p>
      <text:p text:style-name="P1"><text:s/>1.038390159606934</text:p>
      <text:p text:style-name="P1"><text:s/>0.08724188804626465</text:p>
      <text:p text:style-name="P1"><text:s/>1.083648920059204</text:p>
      <text:p text:style-name="P1"><text:soft-page-break/><text:s/>1.082589149475098</text:p>
      <text:p text:style-name="P1"><text:s/>0.1479859352111816</text:p>
      <text:p text:style-name="P1"><text:s/>0.37186598777771</text:p>
      <text:p text:style-name="P1"><text:s/>1.028795003890991</text:p>
      <text:p text:style-name="P1"><text:s/>0.05925512313842773</text:p>
      <text:p text:style-name="P1"><text:s/>0.01964187622070312</text:p>
      <text:p text:style-name="P1"><text:s/>0.03721189498901367</text:p>
      <text:p text:style-name="P1"><text:s/>0.3069279193878174</text:p>
      <text:p text:style-name="P1"><text:s/>1.549624919891357</text:p>
      <text:p text:style-name="P1"><text:s/>0.04746818542480469</text:p>
      <text:p text:style-name="P1"><text:s/>0.07688283920288086</text:p>
      <text:p text:style-name="P1"><text:s/>0.1372890472412109</text:p>
      <text:p text:style-name="P1"><text:s/>0.08099603652954102</text:p>
      <text:p text:style-name="P1"><text:s/>0.1480429172515869</text:p>
      <text:p text:style-name="P1"><text:s/>0.1313278675079346</text:p>
      <text:p text:style-name="P1"><text:s/>0.2047469615936279</text:p>
      <text:p text:style-name="P1"><text:s/>0.1649949550628662</text:p>
      <text:p text:style-name="P1"><text:s/>0.4899940490722656</text:p>
      <text:p text:style-name="P1"><text:s/>0.04213905334472656</text:p>
      <text:p text:style-name="P1"><text:s/>0.2600679397583008</text:p>
      <text:p text:style-name="P1"><text:s/>0.1145331859588623</text:p>
      <text:p text:style-name="P1"><text:s/>0.008203029632568359</text:p>
      <text:p text:style-name="P1"><text:s/>0.1593990325927734</text:p>
      <text:p text:style-name="P1"><text:s/>1.234856128692627</text:p>
      <text:p text:style-name="P1"><text:s/>0.01393294334411621</text:p>
      <text:p text:style-name="P1"><text:s/>0.1033070087432861</text:p>
      <text:p text:style-name="P1"><text:s/>0.004302024841308594</text:p>
      <text:p text:style-name="P1"><text:s/>1.168223142623901</text:p>
      <text:p text:style-name="P1"><text:s/>1.495137929916382</text:p>
      <text:p text:style-name="P1"><text:s/>0.1313180923461914</text:p>
      <text:p text:style-name="P1"><text:s/>0.09805989265441895</text:p>
      <text:p text:style-name="P1"><text:s/>0.1760861873626709</text:p>
      <text:p text:style-name="P1"><text:s/>0.1349120140075684</text:p>
      <text:p text:style-name="P1"><text:s/>0.02514290809631348</text:p>
      <text:p text:style-name="P1"><text:s/>0.08137702941894531</text:p>
      <text:p text:style-name="P1"><text:s/>1.151511907577515</text:p>
      <text:p text:style-name="P1"><text:s/>1.204406023025513</text:p>
      <text:p text:style-name="P1"><text:s/>0.1537139415740967</text:p>
      <text:p text:style-name="P1"><text:s/>0.02003598213195801</text:p>
      <text:p text:style-name="P1"><text:s/>0.008327960968017578</text:p>
      <text:p text:style-name="P1"><text:s/>0.1258828639984131</text:p>
      <text:p text:style-name="P1"><text:s/>0.04267311096191406</text:p>
      <text:p text:style-name="P1"><text:s/>0.01384496688842773</text:p>
      <text:p text:style-name="P1"><text:s/>0.00830078125</text:p>
      <text:p text:style-name="P1"/>
      <text:p text:style-name="P1"/>
      <text:p text:style-name="P1"># name: avgTeste</text:p>
      <text:p text:style-name="P1"># type: scalar</text:p>
      <text:p text:style-name="P1">0.3139756387074789</text:p>
      <text:p text:style-name="P1"/>
      <text:p text:style-name="P1"/>
      <text:p text:style-name="P1"># name: antecipatedresponseT</text:p>
      <text:p text:style-name="P1"><text:soft-page-break/># type: matrix</text:p>
      <text:p text:style-name="P1"># rows: 1</text:p>
      <text:p text:style-name="P1"># columns: 5</text:p>
      <text:p text:style-name="P1"><text:s/>2 3 2 1 3</text:p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0-12-09T19:38:31.645417183</dc:date>
    <meta:editing-duration>PT14M4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08" meta:paragraph-count="3947" meta:word-count="9556" meta:character-count="56386" meta:non-whitespace-character-count="47515"/>
  </office:meta>
</office:document-meta>
</file>